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152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999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3.634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2.822cm"/>
    </style:style>
    <style:style style:name="co12" style:family="table-column">
      <style:table-column-properties fo:break-before="auto" style:column-width="2.928cm"/>
    </style:style>
    <style:style style:name="co13" style:family="table-column">
      <style:table-column-properties fo:break-before="auto" style:column-width="2.71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2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Incolor">
      <style:table-properties table:display="true" style:writing-mode="lr-tb" table:tab-color="#1f497d"/>
    </style:style>
    <style:style style:name="ta2" style:family="table" style:master-page-name="PageStyle_5f_VerdeFumê">
      <style:table-properties table:display="true" style:writing-mode="lr-tb" table:tab-color="#9bbb59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Out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 style:data-style-name="N13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" style:family="table-cell" style:parent-style-name="Excel_20_Built-in_20_Output" style:data-style-name="N1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Output" style:data-style-name="N13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Output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0.74pt solid #3f3f3f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4" style:family="table-cell" style:parent-style-name="Excel_20_Built-in_20_Calculation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Output" style:data-style-name="N1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Outpu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Outpu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olor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" table:number-columns-repeated="1007" table:default-cell-style-name="Default"/>
        <table:table-row table:style-name="ro1">
          <table:table-cell table:style-name="ce2" office:value-type="string" calcext:value-type="string">
            <text:p>100x1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0x1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13"/>
          <table:table-cell table:style-name="ce6"/>
          <table:table-cell table:number-columns-repeated="1006"/>
        </table:table-row>
        <table:table-row table:style-name="ro1">
          <table:table-cell table:style-name="ce2" office:value-type="string" calcext:value-type="string">
            <text:p>100x1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1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1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1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1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1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2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number-columns-repeated="12"/>
          <table:table-cell table:style-name="ce4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100x2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2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2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2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2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2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2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2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3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3"/>
          <table:table-cell table:style-name="ce4"/>
          <table:table-cell table:number-columns-repeated="1006"/>
        </table:table-row>
        <table:table-row table:style-name="ro1">
          <table:table-cell table:style-name="ce2" office:value-type="string" calcext:value-type="string">
            <text:p>100x3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0x3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0x3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1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1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1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1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1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1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1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1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2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2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2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2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2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2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2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2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2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3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3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3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x3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1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1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1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1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1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1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1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1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2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2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2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2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2"/>
          <table:table-cell table:style-name="ce5"/>
          <table:table-cell table:number-columns-repeated="1007"/>
        </table:table-row>
        <table:table-row table:style-name="ro1">
          <table:table-cell table:style-name="ce2" office:value-type="string" calcext:value-type="string">
            <text:p>150x2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2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2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2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2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3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50x3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80x3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2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deFumê" table:style-name="ta2">
        <table:table-column table:style-name="co1" table:number-columns-repeated="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9" table:default-cell-style-name="Default"/>
        <table:table-row table:style-name="ro3">
          <table:table-cell table:style-name="ce7" office:value-type="string" calcext:value-type="string" table:number-columns-spanned="14" table:number-rows-spanned="1">
            <text:p>TABELA JANELA BLINDEX 4 FOLHAS VERDE/FUMÊ</text:p>
          </table:table-cell>
          <table:covered-table-cell table:number-columns-repeated="12" table:style-name="ce8"/>
          <table:covered-table-cell table:style-name="ce13"/>
          <table:table-cell table:style-name="ce2"/>
          <table:table-cell table:number-columns-repeated="1009"/>
        </table:table-row>
        <table:table-row table:style-name="ro4">
          <table:table-cell table:style-name="ce2" office:value-type="string" calcext:value-type="string">
            <text:p>Medida</text:p>
          </table:table-cell>
          <table:table-cell table:style-name="ce2" office:value-type="string" calcext:value-type="string">
            <text:p>Folhas</text:p>
          </table:table-cell>
          <table:table-cell table:style-name="ce2" office:value-type="string" calcext:value-type="string">
            <text:p>Fixo</text:p>
          </table:table-cell>
          <table:table-cell table:style-name="ce2" office:value-type="string" calcext:value-type="string">
            <text:p>Porta</text:p>
          </table:table-cell>
          <table:table-cell table:style-name="ce2" office:value-type="string" calcext:value-type="string">
            <text:p>Altura</text:p>
          </table:table-cell>
          <table:table-cell table:style-name="ce2" office:value-type="string" calcext:value-type="string">
            <text:p>M²</text:p>
          </table:table-cell>
          <table:table-cell table:style-name="ce2" office:value-type="string" calcext:value-type="string">
            <text:p>Kit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À Vista Din</text:p>
          </table:table-cell>
          <table:table-cell table:style-name="ce11" office:value-type="string" calcext:value-type="string">
            <text:p>À Vista C</text:p>
          </table:table-cell>
          <table:table-cell table:style-name="ce10" office:value-type="string" calcext:value-type="string">
            <text:p>Parc 4x</text:p>
          </table:table-cell>
          <table:table-cell table:style-name="ce2" office:value-type="string" calcext:value-type="string">
            <text:p>Parc 6x</text:p>
          </table:table-cell>
          <table:table-cell table:style-name="ce2" office:value-type="string" calcext:value-type="string">
            <text:p>Parc 10x</text:p>
          </table:table-cell>
          <table:table-cell table:style-name="ce2" office:value-type="string" calcext:value-type="string">
            <text:p>Parc 12x</text:p>
          </table:table-cell>
          <table:table-cell table:style-name="ce2" office:value-type="string" calcext:value-type="string">
            <text:p>Lucro</text:p>
          </table:table-cell>
          <table:table-cell table:style-name="ce14" office:value-type="string" calcext:value-type="string">
            <text:p>Custo M²</text:p>
          </table:table-cell>
          <table:table-cell table:style-name="ce14" office:value-type="string" calcext:value-type="string">
            <text:p>M.D.O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100x1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3]*2+[.D3]*2)*[.E3]/10000" office:value-type="float" office:value="1.3" calcext:value-type="float">
            <text:p>1,3</text:p>
          </table:table-cell>
          <table:table-cell table:style-name="ce9" office:value-type="float" office:value="80" calcext:value-type="float">
            <text:p>R$ 80,00</text:p>
          </table:table-cell>
          <table:table-cell table:style-name="ce10" table:formula="of:=([.F3]*[.$P$3])+[.$Q$3]+[.G3]" office:value-type="float" office:value="336.5" calcext:value-type="float">
            <text:p>R$336,50</text:p>
          </table:table-cell>
          <table:table-cell table:style-name="ce10" table:formula="of:=([.H3]+([.H3]*[.$Q$9]))" office:value-type="float" office:value="471.1" calcext:value-type="float">
            <text:p>R$471,10</text:p>
          </table:table-cell>
          <table:table-cell table:style-name="ce12" table:formula="of:=([.I3]/(1-[.$P$5]))" office:value-type="float" office:value="495.581737849779" calcext:value-type="float">
            <text:p>R$495,58</text:p>
          </table:table-cell>
          <table:table-cell table:style-name="ce10" table:formula="of:=([.I3]/(1-[.$Q$5]))" office:value-type="float" office:value="510.014073833496" calcext:value-type="float">
            <text:p>R$510,01</text:p>
          </table:table-cell>
          <table:table-cell table:style-name="ce10" table:formula="of:=([.I3]/(1-[.$P$7]))" office:value-type="float" office:value="519.004076236642" calcext:value-type="float">
            <text:p>R$519,00</text:p>
          </table:table-cell>
          <table:table-cell table:style-name="ce10" table:formula="of:=([.I3]/(1-[.$Q$7]))" office:value-type="float" office:value="538.892701898879" calcext:value-type="float">
            <text:p>R$538,89</text:p>
          </table:table-cell>
          <table:table-cell table:style-name="ce9" table:formula="of:=([.I3]/(1-[.$P$9]))" office:value-type="float" office:value="549.195616693868" calcext:value-type="float">
            <text:p>R$ 549,20</text:p>
          </table:table-cell>
          <table:table-cell table:style-name="ce9" table:formula="of:=[.I3]-[.H3]" office:value-type="float" office:value="134.6" calcext:value-type="float">
            <text:p>R$ 134,60</text:p>
          </table:table-cell>
          <table:table-cell table:style-name="ce15" table:formula="of:=['file:///home/toledo/PycharmProjects/xlsxReader/tables/Fornecedores.xlsx'#$Planilha.$H$18]" office:value-type="float" office:value="105" calcext:value-type="float">
            <text:p>R$ 105,00</text:p>
          </table:table-cell>
          <table:table-cell table:style-name="ce15" office:value-type="float" office:value="120" calcext:value-type="float">
            <text:p>R$ 120,00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100x1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4]*2+[.D4]*2)*[.E4]/10000" office:value-type="float" office:value="1.4" calcext:value-type="float">
            <text:p>1,4</text:p>
          </table:table-cell>
          <table:table-cell table:style-name="ce9" office:value-type="float" office:value="80" calcext:value-type="float">
            <text:p>R$ 80,00</text:p>
          </table:table-cell>
          <table:table-cell table:style-name="ce10" table:formula="of:=([.F4]*[.$P$3])+[.$Q$3]+[.G4]" office:value-type="float" office:value="347" calcext:value-type="float">
            <text:p>R$347,00</text:p>
          </table:table-cell>
          <table:table-cell table:style-name="ce10" table:formula="of:=([.H4]+([.H4]*[.$Q$9]))" office:value-type="float" office:value="485.8" calcext:value-type="float">
            <text:p>R$485,80</text:p>
          </table:table-cell>
          <table:table-cell table:style-name="ce12" table:formula="of:=([.I4]/(1-[.$P$5]))" office:value-type="float" office:value="511.045655375552" calcext:value-type="float">
            <text:p>R$511,05</text:p>
          </table:table-cell>
          <table:table-cell table:style-name="ce10" table:formula="of:=([.I4]/(1-[.$Q$5]))" office:value-type="float" office:value="525.92833170943" calcext:value-type="float">
            <text:p>R$525,93</text:p>
          </table:table-cell>
          <table:table-cell table:style-name="ce10" table:formula="of:=([.I4]/(1-[.$P$7]))" office:value-type="float" office:value="535.198854246998" calcext:value-type="float">
            <text:p>R$535,20</text:p>
          </table:table-cell>
          <table:table-cell table:style-name="ce10" table:formula="of:=([.I4]/(1-[.$Q$7]))" office:value-type="float" office:value="555.708075955159" calcext:value-type="float">
            <text:p>R$555,71</text:p>
          </table:table-cell>
          <table:table-cell table:style-name="ce9" table:formula="of:=([.I4]/(1-[.$P$9]))" office:value-type="float" office:value="566.332478433201" calcext:value-type="float">
            <text:p>R$ 566,33</text:p>
          </table:table-cell>
          <table:table-cell table:style-name="ce9" table:formula="of:=[.I4]-[.H4]" office:value-type="float" office:value="138.8" calcext:value-type="float">
            <text:p>R$ 138,80</text:p>
          </table:table-cell>
          <table:table-cell table:style-name="ce16" office:value-type="string" calcext:value-type="string">
            <text:p>Tx 1x</text:p>
          </table:table-cell>
          <table:table-cell table:style-name="ce16" office:value-type="string" calcext:value-type="string">
            <text:p>Tx 4x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100x1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5]*2+[.D5]*2)*[.E5]/10000" office:value-type="float" office:value="1.5" calcext:value-type="float">
            <text:p>1,5</text:p>
          </table:table-cell>
          <table:table-cell table:style-name="ce9" office:value-type="float" office:value="80" calcext:value-type="float">
            <text:p>R$ 80,00</text:p>
          </table:table-cell>
          <table:table-cell table:style-name="ce10" table:formula="of:=([.F5]*[.$P$3])+[.$Q$3]+[.G5]" office:value-type="float" office:value="357.5" calcext:value-type="float">
            <text:p>R$357,50</text:p>
          </table:table-cell>
          <table:table-cell table:style-name="ce10" table:formula="of:=([.H5]+([.H5]*[.$Q$9]))" office:value-type="float" office:value="500.5" calcext:value-type="float">
            <text:p>R$500,50</text:p>
          </table:table-cell>
          <table:table-cell table:style-name="ce12" table:formula="of:=([.I5]/(1-[.$P$5]))" office:value-type="float" office:value="526.509572901326" calcext:value-type="float">
            <text:p>R$526,51</text:p>
          </table:table-cell>
          <table:table-cell table:style-name="ce10" table:formula="of:=([.I5]/(1-[.$Q$5]))" office:value-type="float" office:value="541.842589585363" calcext:value-type="float">
            <text:p>R$541,84</text:p>
          </table:table-cell>
          <table:table-cell table:style-name="ce10" table:formula="of:=([.I5]/(1-[.$P$7]))" office:value-type="float" office:value="551.393632257354" calcext:value-type="float">
            <text:p>R$551,39</text:p>
          </table:table-cell>
          <table:table-cell table:style-name="ce10" table:formula="of:=([.I5]/(1-[.$Q$7]))" office:value-type="float" office:value="572.523450011439" calcext:value-type="float">
            <text:p>R$572,52</text:p>
          </table:table-cell>
          <table:table-cell table:style-name="ce9" table:formula="of:=([.I5]/(1-[.$P$9]))" office:value-type="float" office:value="583.469340172534" calcext:value-type="float">
            <text:p>R$ 583,47</text:p>
          </table:table-cell>
          <table:table-cell table:style-name="ce9" table:formula="of:=[.I5]-[.H5]" office:value-type="float" office:value="143" calcext:value-type="float">
            <text:p>R$ 143,00</text:p>
          </table:table-cell>
          <table:table-cell table:style-name="ce17" office:value-type="percentage" office:value="0.0494" calcext:value-type="percentage">
            <text:p>4,94%</text:p>
          </table:table-cell>
          <table:table-cell table:style-name="ce17" office:value-type="percentage" office:value="0.0763" calcext:value-type="percentage">
            <text:p>7,63%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100x1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6]*2+[.D6]*2)*[.E6]/10000" office:value-type="float" office:value="1.6" calcext:value-type="float">
            <text:p>1,6</text:p>
          </table:table-cell>
          <table:table-cell table:style-name="ce9" office:value-type="float" office:value="80" calcext:value-type="float">
            <text:p>R$ 80,00</text:p>
          </table:table-cell>
          <table:table-cell table:style-name="ce10" table:formula="of:=([.F6]*[.$P$3])+[.$Q$3]+[.G6]" office:value-type="float" office:value="368" calcext:value-type="float">
            <text:p>R$368,00</text:p>
          </table:table-cell>
          <table:table-cell table:style-name="ce10" table:formula="of:=([.H6]+([.H6]*[.$Q$9]))" office:value-type="float" office:value="515.2" calcext:value-type="float">
            <text:p>R$515,20</text:p>
          </table:table-cell>
          <table:table-cell table:style-name="ce12" table:formula="of:=([.I6]/(1-[.$P$5]))" office:value-type="float" office:value="541.973490427099" calcext:value-type="float">
            <text:p>R$541,97</text:p>
          </table:table-cell>
          <table:table-cell table:style-name="ce10" table:formula="of:=([.I6]/(1-[.$Q$5]))" office:value-type="float" office:value="557.756847461297" calcext:value-type="float">
            <text:p>R$557,76</text:p>
          </table:table-cell>
          <table:table-cell table:style-name="ce10" table:formula="of:=([.I6]/(1-[.$P$7]))" office:value-type="float" office:value="567.58841026771" calcext:value-type="float">
            <text:p>R$567,59</text:p>
          </table:table-cell>
          <table:table-cell table:style-name="ce10" table:formula="of:=([.I6]/(1-[.$Q$7]))" office:value-type="float" office:value="589.338824067719" calcext:value-type="float">
            <text:p>R$589,34</text:p>
          </table:table-cell>
          <table:table-cell table:style-name="ce9" table:formula="of:=([.I6]/(1-[.$P$9]))" office:value-type="float" office:value="600.606201911868" calcext:value-type="float">
            <text:p>R$ 600,61</text:p>
          </table:table-cell>
          <table:table-cell table:style-name="ce9" table:formula="of:=[.I6]-[.H6]" office:value-type="float" office:value="147.2" calcext:value-type="float">
            <text:p>R$ 147,20</text:p>
          </table:table-cell>
          <table:table-cell table:style-name="ce16" office:value-type="string" calcext:value-type="string">
            <text:p>Tx 6x</text:p>
          </table:table-cell>
          <table:table-cell table:style-name="ce16" office:value-type="string" calcext:value-type="string">
            <text:p>Tx 10x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100x1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7]*2+[.D7]*2)*[.E7]/10000" office:value-type="float" office:value="1.7" calcext:value-type="float">
            <text:p>1,7</text:p>
          </table:table-cell>
          <table:table-cell table:style-name="ce9" office:value-type="float" office:value="95" calcext:value-type="float">
            <text:p>R$ 95,00</text:p>
          </table:table-cell>
          <table:table-cell table:style-name="ce10" table:formula="of:=([.F7]*[.$P$3])+[.$Q$3]+[.G7]" office:value-type="float" office:value="393.5" calcext:value-type="float">
            <text:p>R$393,50</text:p>
          </table:table-cell>
          <table:table-cell table:style-name="ce10" table:formula="of:=([.H7]+([.H7]*[.$Q$9]))" office:value-type="float" office:value="550.9" calcext:value-type="float">
            <text:p>R$550,90</text:p>
          </table:table-cell>
          <table:table-cell table:style-name="ce12" table:formula="of:=([.I7]/(1-[.$P$5]))" office:value-type="float" office:value="579.528718703976" calcext:value-type="float">
            <text:p>R$579,53</text:p>
          </table:table-cell>
          <table:table-cell table:style-name="ce10" table:formula="of:=([.I7]/(1-[.$Q$5]))" office:value-type="float" office:value="596.405759445708" calcext:value-type="float">
            <text:p>R$596,41</text:p>
          </table:table-cell>
          <table:table-cell table:style-name="ce10" table:formula="of:=([.I7]/(1-[.$P$7]))" office:value-type="float" office:value="606.918585435717" calcext:value-type="float">
            <text:p>R$606,92</text:p>
          </table:table-cell>
          <table:table-cell table:style-name="ce10" table:formula="of:=([.I7]/(1-[.$Q$7]))" office:value-type="float" office:value="630.176161061542" calcext:value-type="float">
            <text:p>R$630,18</text:p>
          </table:table-cell>
          <table:table-cell table:style-name="ce9" table:formula="of:=([.I7]/(1-[.$P$9]))" office:value-type="float" office:value="642.224294707391" calcext:value-type="float">
            <text:p>R$ 642,22</text:p>
          </table:table-cell>
          <table:table-cell table:style-name="ce9" table:formula="of:=[.I7]-[.H7]" office:value-type="float" office:value="157.4" calcext:value-type="float">
            <text:p>R$ 157,40</text:p>
          </table:table-cell>
          <table:table-cell table:style-name="ce17" office:value-type="percentage" office:value="0.0923" calcext:value-type="percentage">
            <text:p>9,23%</text:p>
          </table:table-cell>
          <table:table-cell table:style-name="ce17" office:value-type="percentage" office:value="0.1258" calcext:value-type="percentage">
            <text:p>12,58%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100x1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8]*2+[.D8]*2)*[.E8]/10000" office:value-type="float" office:value="1.8" calcext:value-type="float">
            <text:p>1,8</text:p>
          </table:table-cell>
          <table:table-cell table:style-name="ce9" office:value-type="float" office:value="95" calcext:value-type="float">
            <text:p>R$ 95,00</text:p>
          </table:table-cell>
          <table:table-cell table:style-name="ce10" table:formula="of:=([.F8]*[.$P$3])+[.$Q$3]+[.G8]" office:value-type="float" office:value="404" calcext:value-type="float">
            <text:p>R$404,00</text:p>
          </table:table-cell>
          <table:table-cell table:style-name="ce10" table:formula="of:=([.H8]+([.H8]*[.$Q$9]))" office:value-type="float" office:value="565.6" calcext:value-type="float">
            <text:p>R$565,60</text:p>
          </table:table-cell>
          <table:table-cell table:style-name="ce12" table:formula="of:=([.I8]/(1-[.$P$5]))" office:value-type="float" office:value="594.99263622975" calcext:value-type="float">
            <text:p>R$594,99</text:p>
          </table:table-cell>
          <table:table-cell table:style-name="ce10" table:formula="of:=([.I8]/(1-[.$Q$5]))" office:value-type="float" office:value="612.320017321641" calcext:value-type="float">
            <text:p>R$612,32</text:p>
          </table:table-cell>
          <table:table-cell table:style-name="ce10" table:formula="of:=([.I8]/(1-[.$P$7]))" office:value-type="float" office:value="623.113363446073" calcext:value-type="float">
            <text:p>R$623,11</text:p>
          </table:table-cell>
          <table:table-cell table:style-name="ce10" table:formula="of:=([.I8]/(1-[.$Q$7]))" office:value-type="float" office:value="646.991535117822" calcext:value-type="float">
            <text:p>R$646,99</text:p>
          </table:table-cell>
          <table:table-cell table:style-name="ce9" table:formula="of:=([.I8]/(1-[.$P$9]))" office:value-type="float" office:value="659.361156446724" calcext:value-type="float">
            <text:p>R$ 659,36</text:p>
          </table:table-cell>
          <table:table-cell table:style-name="ce9" table:formula="of:=[.I8]-[.H8]" office:value-type="float" office:value="161.6" calcext:value-type="float">
            <text:p>R$ 161,60</text:p>
          </table:table-cell>
          <table:table-cell table:style-name="ce16" office:value-type="string" calcext:value-type="string">
            <text:p>Tx 12x</text:p>
          </table:table-cell>
          <table:table-cell table:style-name="ce16" office:value-type="string" calcext:value-type="string">
            <text:p>Ganho %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100x1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9]*2+[.D9]*2)*[.E9]/10000" office:value-type="float" office:value="1.9" calcext:value-type="float">
            <text:p>1,9</text:p>
          </table:table-cell>
          <table:table-cell table:style-name="ce9" office:value-type="float" office:value="95" calcext:value-type="float">
            <text:p>R$ 95,00</text:p>
          </table:table-cell>
          <table:table-cell table:style-name="ce10" table:formula="of:=([.F9]*[.$P$3])+[.$Q$3]+[.G9]" office:value-type="float" office:value="414.5" calcext:value-type="float">
            <text:p>R$414,50</text:p>
          </table:table-cell>
          <table:table-cell table:style-name="ce10" table:formula="of:=([.H9]+([.H9]*[.$Q$9]))" office:value-type="float" office:value="580.3" calcext:value-type="float">
            <text:p>R$580,30</text:p>
          </table:table-cell>
          <table:table-cell table:style-name="ce12" table:formula="of:=([.I9]/(1-[.$P$5]))" office:value-type="float" office:value="610.456553755523" calcext:value-type="float">
            <text:p>R$610,46</text:p>
          </table:table-cell>
          <table:table-cell table:style-name="ce10" table:formula="of:=([.I9]/(1-[.$Q$5]))" office:value-type="float" office:value="628.234275197575" calcext:value-type="float">
            <text:p>R$628,23</text:p>
          </table:table-cell>
          <table:table-cell table:style-name="ce10" table:formula="of:=([.I9]/(1-[.$P$7]))" office:value-type="float" office:value="639.308141456428" calcext:value-type="float">
            <text:p>R$639,31</text:p>
          </table:table-cell>
          <table:table-cell table:style-name="ce10" table:formula="of:=([.I9]/(1-[.$Q$7]))" office:value-type="float" office:value="663.806909174102" calcext:value-type="float">
            <text:p>R$663,81</text:p>
          </table:table-cell>
          <table:table-cell table:style-name="ce9" table:formula="of:=([.I9]/(1-[.$P$9]))" office:value-type="float" office:value="676.498018186057" calcext:value-type="float">
            <text:p>R$ 676,50</text:p>
          </table:table-cell>
          <table:table-cell table:style-name="ce9" table:formula="of:=[.I9]-[.H9]" office:value-type="float" office:value="165.8" calcext:value-type="float">
            <text:p>R$ 165,80</text:p>
          </table:table-cell>
          <table:table-cell table:style-name="ce17" office:value-type="percentage" office:value="0.1422" calcext:value-type="percentage">
            <text:p>14,22%</text:p>
          </table:table-cell>
          <table:table-cell table:style-name="ce19" office:value-type="percentage" office:value="0.4" calcext:value-type="percentage">
            <text:p>40%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100x1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10]*2+[.D10]*2)*[.E10]/10000" office:value-type="float" office:value="2" calcext:value-type="float">
            <text:p>2</text:p>
          </table:table-cell>
          <table:table-cell table:style-name="ce9" office:value-type="float" office:value="95" calcext:value-type="float">
            <text:p>R$ 95,00</text:p>
          </table:table-cell>
          <table:table-cell table:style-name="ce10" table:formula="of:=([.F10]*[.$P$3])+[.$Q$3]+[.G10]" office:value-type="float" office:value="425" calcext:value-type="float">
            <text:p>R$425,00</text:p>
          </table:table-cell>
          <table:table-cell table:style-name="ce10" table:formula="of:=([.H10]+([.H10]*[.$Q$9]))" office:value-type="float" office:value="595" calcext:value-type="float">
            <text:p>R$595,00</text:p>
          </table:table-cell>
          <table:table-cell table:style-name="ce12" table:formula="of:=([.I10]/(1-[.$P$5]))" office:value-type="float" office:value="625.920471281296" calcext:value-type="float">
            <text:p>R$625,92</text:p>
          </table:table-cell>
          <table:table-cell table:style-name="ce10" table:formula="of:=([.I10]/(1-[.$Q$5]))" office:value-type="float" office:value="644.148533073509" calcext:value-type="float">
            <text:p>R$644,15</text:p>
          </table:table-cell>
          <table:table-cell table:style-name="ce10" table:formula="of:=([.I10]/(1-[.$P$7]))" office:value-type="float" office:value="655.502919466784" calcext:value-type="float">
            <text:p>R$655,50</text:p>
          </table:table-cell>
          <table:table-cell table:style-name="ce10" table:formula="of:=([.I10]/(1-[.$Q$7]))" office:value-type="float" office:value="680.622283230382" calcext:value-type="float">
            <text:p>R$680,62</text:p>
          </table:table-cell>
          <table:table-cell table:style-name="ce9" table:formula="of:=([.I10]/(1-[.$P$9]))" office:value-type="float" office:value="693.634879925391" calcext:value-type="float">
            <text:p>R$ 693,63</text:p>
          </table:table-cell>
          <table:table-cell table:style-name="ce9" table:formula="of:=[.I10]-[.H10]" office:value-type="float" office:value="170" calcext:value-type="float">
            <text:p>R$ 170,0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11]*2+[.D11]*2)*[.E11]/10000" office:value-type="float" office:value="2.1" calcext:value-type="float">
            <text:p>2,1</text:p>
          </table:table-cell>
          <table:table-cell table:style-name="ce9" office:value-type="float" office:value="95" calcext:value-type="float">
            <text:p>R$ 95,00</text:p>
          </table:table-cell>
          <table:table-cell table:style-name="ce10" table:formula="of:=([.F11]*[.$P$3])+[.$Q$3]+[.G11]" office:value-type="float" office:value="435.5" calcext:value-type="float">
            <text:p>R$435,50</text:p>
          </table:table-cell>
          <table:table-cell table:style-name="ce10" table:formula="of:=([.H11]+([.H11]*[.$Q$9]))" office:value-type="float" office:value="609.7" calcext:value-type="float">
            <text:p>R$609,70</text:p>
          </table:table-cell>
          <table:table-cell table:style-name="ce12" table:formula="of:=([.I11]/(1-[.$P$5]))" office:value-type="float" office:value="641.384388807069" calcext:value-type="float">
            <text:p>R$641,38</text:p>
          </table:table-cell>
          <table:table-cell table:style-name="ce10" table:formula="of:=([.I11]/(1-[.$Q$5]))" office:value-type="float" office:value="660.062790949443" calcext:value-type="float">
            <text:p>R$660,06</text:p>
          </table:table-cell>
          <table:table-cell table:style-name="ce10" table:formula="of:=([.I11]/(1-[.$P$7]))" office:value-type="float" office:value="671.69769747714" calcext:value-type="float">
            <text:p>R$671,70</text:p>
          </table:table-cell>
          <table:table-cell table:style-name="ce10" table:formula="of:=([.I11]/(1-[.$Q$7]))" office:value-type="float" office:value="697.437657286662" calcext:value-type="float">
            <text:p>R$697,44</text:p>
          </table:table-cell>
          <table:table-cell table:style-name="ce9" table:formula="of:=([.I11]/(1-[.$P$9]))" office:value-type="float" office:value="710.771741664724" calcext:value-type="float">
            <text:p>R$ 710,77</text:p>
          </table:table-cell>
          <table:table-cell table:style-name="ce9" table:formula="of:=[.I11]-[.H11]" office:value-type="float" office:value="174.2" calcext:value-type="float">
            <text:p>R$ 174,2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2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12]*2+[.D12]*2)*[.E12]/10000" office:value-type="float" office:value="2.2" calcext:value-type="float">
            <text:p>2,2</text:p>
          </table:table-cell>
          <table:table-cell table:style-name="ce9" office:value-type="float" office:value="95" calcext:value-type="float">
            <text:p>R$ 95,00</text:p>
          </table:table-cell>
          <table:table-cell table:style-name="ce10" table:formula="of:=([.F12]*[.$P$3])+[.$Q$3]+[.G12]" office:value-type="float" office:value="446" calcext:value-type="float">
            <text:p>R$446,00</text:p>
          </table:table-cell>
          <table:table-cell table:style-name="ce10" table:formula="of:=([.H12]+([.H12]*[.$Q$9]))" office:value-type="float" office:value="624.4" calcext:value-type="float">
            <text:p>R$624,40</text:p>
          </table:table-cell>
          <table:table-cell table:style-name="ce12" table:formula="of:=([.I12]/(1-[.$P$5]))" office:value-type="float" office:value="656.848306332842" calcext:value-type="float">
            <text:p>R$656,85</text:p>
          </table:table-cell>
          <table:table-cell table:style-name="ce10" table:formula="of:=([.I12]/(1-[.$Q$5]))" office:value-type="float" office:value="675.977048825376" calcext:value-type="float">
            <text:p>R$675,98</text:p>
          </table:table-cell>
          <table:table-cell table:style-name="ce10" table:formula="of:=([.I12]/(1-[.$P$7]))" office:value-type="float" office:value="687.892475487496" calcext:value-type="float">
            <text:p>R$687,89</text:p>
          </table:table-cell>
          <table:table-cell table:style-name="ce10" table:formula="of:=([.I12]/(1-[.$Q$7]))" office:value-type="float" office:value="714.253031342942" calcext:value-type="float">
            <text:p>R$714,25</text:p>
          </table:table-cell>
          <table:table-cell table:style-name="ce9" table:formula="of:=([.I12]/(1-[.$P$9]))" office:value-type="float" office:value="727.908603404057" calcext:value-type="float">
            <text:p>R$ 727,91</text:p>
          </table:table-cell>
          <table:table-cell table:style-name="ce9" table:formula="of:=[.I12]-[.H12]" office:value-type="float" office:value="178.4" calcext:value-type="float">
            <text:p>R$ 178,4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2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13]*2+[.D13]*2)*[.E13]/10000" office:value-type="float" office:value="2.3" calcext:value-type="float">
            <text:p>2,3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13]*[.$P$3])+[.$Q$3]+[.G13]" office:value-type="float" office:value="483.5" calcext:value-type="float">
            <text:p>R$483,50</text:p>
          </table:table-cell>
          <table:table-cell table:style-name="ce10" table:formula="of:=([.H13]+([.H13]*[.$Q$9]))" office:value-type="float" office:value="676.9" calcext:value-type="float">
            <text:p>R$676,90</text:p>
          </table:table-cell>
          <table:table-cell table:style-name="ce12" table:formula="of:=([.I13]/(1-[.$P$5]))" office:value-type="float" office:value="712.076583210604" calcext:value-type="float">
            <text:p>R$712,08</text:p>
          </table:table-cell>
          <table:table-cell table:style-name="ce10" table:formula="of:=([.I13]/(1-[.$Q$5]))" office:value-type="float" office:value="732.813684096568" calcext:value-type="float">
            <text:p>R$732,81</text:p>
          </table:table-cell>
          <table:table-cell table:style-name="ce10" table:formula="of:=([.I13]/(1-[.$P$7]))" office:value-type="float" office:value="745.730968381624" calcext:value-type="float">
            <text:p>R$745,73</text:p>
          </table:table-cell>
          <table:table-cell table:style-name="ce10" table:formula="of:=([.I13]/(1-[.$Q$7]))" office:value-type="float" office:value="774.307938686799" calcext:value-type="float">
            <text:p>R$774,31</text:p>
          </table:table-cell>
          <table:table-cell table:style-name="ce9" table:formula="of:=([.I13]/(1-[.$P$9]))" office:value-type="float" office:value="789.111681044532" calcext:value-type="float">
            <text:p>R$ 789,11</text:p>
          </table:table-cell>
          <table:table-cell table:style-name="ce9" table:formula="of:=[.I13]-[.H13]" office:value-type="float" office:value="193.4" calcext:value-type="float">
            <text:p>R$ 193,4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2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14]*2+[.D14]*2)*[.E14]/10000" office:value-type="float" office:value="2.4" calcext:value-type="float">
            <text:p>2,4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14]*[.$P$3])+[.$Q$3]+[.G14]" office:value-type="float" office:value="494" calcext:value-type="float">
            <text:p>R$494,00</text:p>
          </table:table-cell>
          <table:table-cell table:style-name="ce10" table:formula="of:=([.H14]+([.H14]*[.$Q$9]))" office:value-type="float" office:value="691.6" calcext:value-type="float">
            <text:p>R$691,60</text:p>
          </table:table-cell>
          <table:table-cell table:style-name="ce12" table:formula="of:=([.I14]/(1-[.$P$5]))" office:value-type="float" office:value="727.540500736377" calcext:value-type="float">
            <text:p>R$727,54</text:p>
          </table:table-cell>
          <table:table-cell table:style-name="ce10" table:formula="of:=([.I14]/(1-[.$Q$5]))" office:value-type="float" office:value="748.727941972502" calcext:value-type="float">
            <text:p>R$748,73</text:p>
          </table:table-cell>
          <table:table-cell table:style-name="ce10" table:formula="of:=([.I14]/(1-[.$P$7]))" office:value-type="float" office:value="761.92574639198" calcext:value-type="float">
            <text:p>R$761,93</text:p>
          </table:table-cell>
          <table:table-cell table:style-name="ce10" table:formula="of:=([.I14]/(1-[.$Q$7]))" office:value-type="float" office:value="791.123312743079" calcext:value-type="float">
            <text:p>R$791,12</text:p>
          </table:table-cell>
          <table:table-cell table:style-name="ce9" table:formula="of:=([.I14]/(1-[.$P$9]))" office:value-type="float" office:value="806.248542783866" calcext:value-type="float">
            <text:p>R$ 806,25</text:p>
          </table:table-cell>
          <table:table-cell table:style-name="ce9" table:formula="of:=[.I14]-[.H14]" office:value-type="float" office:value="197.6" calcext:value-type="float">
            <text:p>R$ 197,6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2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15]*2+[.D15]*2)*[.E15]/10000" office:value-type="float" office:value="2.5" calcext:value-type="float">
            <text:p>2,5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15]*[.$P$3])+[.$Q$3]+[.G15]" office:value-type="float" office:value="504.5" calcext:value-type="float">
            <text:p>R$504,50</text:p>
          </table:table-cell>
          <table:table-cell table:style-name="ce10" table:formula="of:=([.H15]+([.H15]*[.$Q$9]))" office:value-type="float" office:value="706.3" calcext:value-type="float">
            <text:p>R$706,30</text:p>
          </table:table-cell>
          <table:table-cell table:style-name="ce12" table:formula="of:=([.I15]/(1-[.$P$5]))" office:value-type="float" office:value="743.00441826215" calcext:value-type="float">
            <text:p>R$743,00</text:p>
          </table:table-cell>
          <table:table-cell table:style-name="ce10" table:formula="of:=([.I15]/(1-[.$Q$5]))" office:value-type="float" office:value="764.642199848436" calcext:value-type="float">
            <text:p>R$764,64</text:p>
          </table:table-cell>
          <table:table-cell table:style-name="ce10" table:formula="of:=([.I15]/(1-[.$P$7]))" office:value-type="float" office:value="778.120524402336" calcext:value-type="float">
            <text:p>R$778,12</text:p>
          </table:table-cell>
          <table:table-cell table:style-name="ce10" table:formula="of:=([.I15]/(1-[.$Q$7]))" office:value-type="float" office:value="807.93868679936" calcext:value-type="float">
            <text:p>R$807,94</text:p>
          </table:table-cell>
          <table:table-cell table:style-name="ce9" table:formula="of:=([.I15]/(1-[.$P$9]))" office:value-type="float" office:value="823.385404523199" calcext:value-type="float">
            <text:p>R$ 823,39</text:p>
          </table:table-cell>
          <table:table-cell table:style-name="ce9" table:formula="of:=[.I15]-[.H15]" office:value-type="float" office:value="201.8" calcext:value-type="float">
            <text:p>R$ 201,8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2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16]*2+[.D16]*2)*[.E16]/10000" office:value-type="float" office:value="2.6" calcext:value-type="float">
            <text:p>2,6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16]*[.$P$3])+[.$Q$3]+[.G16]" office:value-type="float" office:value="515" calcext:value-type="float">
            <text:p>R$515,00</text:p>
          </table:table-cell>
          <table:table-cell table:style-name="ce10" table:formula="of:=([.H16]+([.H16]*[.$Q$9]))" office:value-type="float" office:value="721" calcext:value-type="float">
            <text:p>R$721,00</text:p>
          </table:table-cell>
          <table:table-cell table:style-name="ce12" table:formula="of:=([.I16]/(1-[.$P$5]))" office:value-type="float" office:value="758.468335787923" calcext:value-type="float">
            <text:p>R$758,47</text:p>
          </table:table-cell>
          <table:table-cell table:style-name="ce10" table:formula="of:=([.I16]/(1-[.$Q$5]))" office:value-type="float" office:value="780.55645772437" calcext:value-type="float">
            <text:p>R$780,56</text:p>
          </table:table-cell>
          <table:table-cell table:style-name="ce10" table:formula="of:=([.I16]/(1-[.$P$7]))" office:value-type="float" office:value="794.315302412692" calcext:value-type="float">
            <text:p>R$794,32</text:p>
          </table:table-cell>
          <table:table-cell table:style-name="ce10" table:formula="of:=([.I16]/(1-[.$Q$7]))" office:value-type="float" office:value="824.754060855639" calcext:value-type="float">
            <text:p>R$824,75</text:p>
          </table:table-cell>
          <table:table-cell table:style-name="ce9" table:formula="of:=([.I16]/(1-[.$P$9]))" office:value-type="float" office:value="840.522266262532" calcext:value-type="float">
            <text:p>R$ 840,52</text:p>
          </table:table-cell>
          <table:table-cell table:style-name="ce9" table:formula="of:=[.I16]-[.H16]" office:value-type="float" office:value="206" calcext:value-type="float">
            <text:p>R$ 206,0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2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17]*2+[.D17]*2)*[.E17]/10000" office:value-type="float" office:value="2.7" calcext:value-type="float">
            <text:p>2,7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17]*[.$P$3])+[.$Q$3]+[.G17]" office:value-type="float" office:value="525.5" calcext:value-type="float">
            <text:p>R$525,50</text:p>
          </table:table-cell>
          <table:table-cell table:style-name="ce10" table:formula="of:=([.H17]+([.H17]*[.$Q$9]))" office:value-type="float" office:value="735.7" calcext:value-type="float">
            <text:p>R$735,70</text:p>
          </table:table-cell>
          <table:table-cell table:style-name="ce12" table:formula="of:=([.I17]/(1-[.$P$5]))" office:value-type="float" office:value="773.932253313697" calcext:value-type="float">
            <text:p>R$773,93</text:p>
          </table:table-cell>
          <table:table-cell table:style-name="ce10" table:formula="of:=([.I17]/(1-[.$Q$5]))" office:value-type="float" office:value="796.470715600303" calcext:value-type="float">
            <text:p>R$796,47</text:p>
          </table:table-cell>
          <table:table-cell table:style-name="ce10" table:formula="of:=([.I17]/(1-[.$P$7]))" office:value-type="float" office:value="810.510080423047" calcext:value-type="float">
            <text:p>R$810,51</text:p>
          </table:table-cell>
          <table:table-cell table:style-name="ce10" table:formula="of:=([.I17]/(1-[.$Q$7]))" office:value-type="float" office:value="841.56943491192" calcext:value-type="float">
            <text:p>R$841,57</text:p>
          </table:table-cell>
          <table:table-cell table:style-name="ce9" table:formula="of:=([.I17]/(1-[.$P$9]))" office:value-type="float" office:value="857.659128001865" calcext:value-type="float">
            <text:p>R$ 857,66</text:p>
          </table:table-cell>
          <table:table-cell table:style-name="ce9" table:formula="of:=[.I17]-[.H17]" office:value-type="float" office:value="210.2" calcext:value-type="float">
            <text:p>R$ 210,2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2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18]*2+[.D18]*2)*[.E18]/10000" office:value-type="float" office:value="2.8" calcext:value-type="float">
            <text:p>2,8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18]*[.$P$3])+[.$Q$3]+[.G18]" office:value-type="float" office:value="536" calcext:value-type="float">
            <text:p>R$536,00</text:p>
          </table:table-cell>
          <table:table-cell table:style-name="ce10" table:formula="of:=([.H18]+([.H18]*[.$Q$9]))" office:value-type="float" office:value="750.4" calcext:value-type="float">
            <text:p>R$750,40</text:p>
          </table:table-cell>
          <table:table-cell table:style-name="ce12" table:formula="of:=([.I18]/(1-[.$P$5]))" office:value-type="float" office:value="789.39617083947" calcext:value-type="float">
            <text:p>R$789,40</text:p>
          </table:table-cell>
          <table:table-cell table:style-name="ce10" table:formula="of:=([.I18]/(1-[.$Q$5]))" office:value-type="float" office:value="812.384973476237" calcext:value-type="float">
            <text:p>R$812,38</text:p>
          </table:table-cell>
          <table:table-cell table:style-name="ce10" table:formula="of:=([.I18]/(1-[.$P$7]))" office:value-type="float" office:value="826.704858433403" calcext:value-type="float">
            <text:p>R$826,70</text:p>
          </table:table-cell>
          <table:table-cell table:style-name="ce10" table:formula="of:=([.I18]/(1-[.$Q$7]))" office:value-type="float" office:value="858.3848089682" calcext:value-type="float">
            <text:p>R$858,38</text:p>
          </table:table-cell>
          <table:table-cell table:style-name="ce9" table:formula="of:=([.I18]/(1-[.$P$9]))" office:value-type="float" office:value="874.795989741198" calcext:value-type="float">
            <text:p>R$ 874,80</text:p>
          </table:table-cell>
          <table:table-cell table:style-name="ce9" table:formula="of:=[.I18]-[.H18]" office:value-type="float" office:value="214.4" calcext:value-type="float">
            <text:p>R$ 214,4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2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19]*2+[.D19]*2)*[.E19]/10000" office:value-type="float" office:value="2.9" calcext:value-type="float">
            <text:p>2,9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19]*[.$P$3])+[.$Q$3]+[.G19]" office:value-type="float" office:value="546.5" calcext:value-type="float">
            <text:p>R$546,50</text:p>
          </table:table-cell>
          <table:table-cell table:style-name="ce10" table:formula="of:=([.H19]+([.H19]*[.$Q$9]))" office:value-type="float" office:value="765.1" calcext:value-type="float">
            <text:p>R$765,10</text:p>
          </table:table-cell>
          <table:table-cell table:style-name="ce12" table:formula="of:=([.I19]/(1-[.$P$5]))" office:value-type="float" office:value="804.860088365243" calcext:value-type="float">
            <text:p>R$804,86</text:p>
          </table:table-cell>
          <table:table-cell table:style-name="ce10" table:formula="of:=([.I19]/(1-[.$Q$5]))" office:value-type="float" office:value="828.299231352171" calcext:value-type="float">
            <text:p>R$828,30</text:p>
          </table:table-cell>
          <table:table-cell table:style-name="ce10" table:formula="of:=([.I19]/(1-[.$P$7]))" office:value-type="float" office:value="842.899636443759" calcext:value-type="float">
            <text:p>R$842,90</text:p>
          </table:table-cell>
          <table:table-cell table:style-name="ce10" table:formula="of:=([.I19]/(1-[.$Q$7]))" office:value-type="float" office:value="875.20018302448" calcext:value-type="float">
            <text:p>R$875,20</text:p>
          </table:table-cell>
          <table:table-cell table:style-name="ce9" table:formula="of:=([.I19]/(1-[.$P$9]))" office:value-type="float" office:value="891.932851480532" calcext:value-type="float">
            <text:p>R$ 891,93</text:p>
          </table:table-cell>
          <table:table-cell table:style-name="ce9" table:formula="of:=[.I19]-[.H19]" office:value-type="float" office:value="218.6" calcext:value-type="float">
            <text:p>R$ 218,60</text:p>
          </table:table-cell>
          <table:table-cell table:style-name="ce18"/>
          <table:table-cell table:style-name="ce4"/>
          <table:table-cell table:number-columns-repeated="1007"/>
        </table:table-row>
        <table:table-row table:style-name="ro4">
          <table:table-cell table:style-name="ce2" office:value-type="string" calcext:value-type="string">
            <text:p>100x2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20]*2+[.D20]*2)*[.E20]/10000" office:value-type="float" office:value="3" calcext:value-type="float">
            <text:p>3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20]*[.$P$3])+[.$Q$3]+[.G20]" office:value-type="float" office:value="557" calcext:value-type="float">
            <text:p>R$557,00</text:p>
          </table:table-cell>
          <table:table-cell table:style-name="ce10" table:formula="of:=([.H20]+([.H20]*[.$Q$9]))" office:value-type="float" office:value="779.8" calcext:value-type="float">
            <text:p>R$779,80</text:p>
          </table:table-cell>
          <table:table-cell table:style-name="ce12" table:formula="of:=([.I20]/(1-[.$P$5]))" office:value-type="float" office:value="820.324005891016" calcext:value-type="float">
            <text:p>R$820,32</text:p>
          </table:table-cell>
          <table:table-cell table:style-name="ce10" table:formula="of:=([.I20]/(1-[.$Q$5]))" office:value-type="float" office:value="844.213489228104" calcext:value-type="float">
            <text:p>R$844,21</text:p>
          </table:table-cell>
          <table:table-cell table:style-name="ce10" table:formula="of:=([.I20]/(1-[.$P$7]))" office:value-type="float" office:value="859.094414454115" calcext:value-type="float">
            <text:p>R$859,09</text:p>
          </table:table-cell>
          <table:table-cell table:style-name="ce10" table:formula="of:=([.I20]/(1-[.$Q$7]))" office:value-type="float" office:value="892.01555708076" calcext:value-type="float">
            <text:p>R$892,02</text:p>
          </table:table-cell>
          <table:table-cell table:style-name="ce9" table:formula="of:=([.I20]/(1-[.$P$9]))" office:value-type="float" office:value="909.069713219865" calcext:value-type="float">
            <text:p>R$ 909,07</text:p>
          </table:table-cell>
          <table:table-cell table:style-name="ce9" table:formula="of:=[.I20]-[.H20]" office:value-type="float" office:value="222.8" calcext:value-type="float">
            <text:p>R$ 222,8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3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21]*2+[.D21]*2)*[.E21]/10000" office:value-type="float" office:value="3.1" calcext:value-type="float">
            <text:p>3,1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21]*[.$P$3])+[.$Q$3]+[.G21]" office:value-type="float" office:value="567.5" calcext:value-type="float">
            <text:p>R$567,50</text:p>
          </table:table-cell>
          <table:table-cell table:style-name="ce10" table:formula="of:=([.H21]+([.H21]*[.$Q$9]))" office:value-type="float" office:value="794.5" calcext:value-type="float">
            <text:p>R$794,50</text:p>
          </table:table-cell>
          <table:table-cell table:style-name="ce12" table:formula="of:=([.I21]/(1-[.$P$5]))" office:value-type="float" office:value="835.787923416789" calcext:value-type="float">
            <text:p>R$835,79</text:p>
          </table:table-cell>
          <table:table-cell table:style-name="ce10" table:formula="of:=([.I21]/(1-[.$Q$5]))" office:value-type="float" office:value="860.127747104038" calcext:value-type="float">
            <text:p>R$860,13</text:p>
          </table:table-cell>
          <table:table-cell table:style-name="ce10" table:formula="of:=([.I21]/(1-[.$P$7]))" office:value-type="float" office:value="875.289192464471" calcext:value-type="float">
            <text:p>R$875,29</text:p>
          </table:table-cell>
          <table:table-cell table:style-name="ce10" table:formula="of:=([.I21]/(1-[.$Q$7]))" office:value-type="float" office:value="908.83093113704" calcext:value-type="float">
            <text:p>R$908,83</text:p>
          </table:table-cell>
          <table:table-cell table:style-name="ce9" table:formula="of:=([.I21]/(1-[.$P$9]))" office:value-type="float" office:value="926.206574959198" calcext:value-type="float">
            <text:p>R$ 926,21</text:p>
          </table:table-cell>
          <table:table-cell table:style-name="ce9" table:formula="of:=[.I21]-[.H21]" office:value-type="float" office:value="227" calcext:value-type="float">
            <text:p>R$ 227,0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3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22]*2+[.D22]*2)*[.E22]/10000" office:value-type="float" office:value="3.2" calcext:value-type="float">
            <text:p>3,2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22]*[.$P$3])+[.$Q$3]+[.G22]" office:value-type="float" office:value="578" calcext:value-type="float">
            <text:p>R$578,00</text:p>
          </table:table-cell>
          <table:table-cell table:style-name="ce10" table:formula="of:=([.H22]+([.H22]*[.$Q$9]))" office:value-type="float" office:value="809.2" calcext:value-type="float">
            <text:p>R$809,20</text:p>
          </table:table-cell>
          <table:table-cell table:style-name="ce12" table:formula="of:=([.I22]/(1-[.$P$5]))" office:value-type="float" office:value="851.251840942563" calcext:value-type="float">
            <text:p>R$851,25</text:p>
          </table:table-cell>
          <table:table-cell table:style-name="ce10" table:formula="of:=([.I22]/(1-[.$Q$5]))" office:value-type="float" office:value="876.042004979972" calcext:value-type="float">
            <text:p>R$876,04</text:p>
          </table:table-cell>
          <table:table-cell table:style-name="ce10" table:formula="of:=([.I22]/(1-[.$P$7]))" office:value-type="float" office:value="891.483970474827" calcext:value-type="float">
            <text:p>R$891,48</text:p>
          </table:table-cell>
          <table:table-cell table:style-name="ce10" table:formula="of:=([.I22]/(1-[.$Q$7]))" office:value-type="float" office:value="925.64630519332" calcext:value-type="float">
            <text:p>R$925,65</text:p>
          </table:table-cell>
          <table:table-cell table:style-name="ce9" table:formula="of:=([.I22]/(1-[.$P$9]))" office:value-type="float" office:value="943.343436698531" calcext:value-type="float">
            <text:p>R$ 943,34</text:p>
          </table:table-cell>
          <table:table-cell table:style-name="ce9" table:formula="of:=[.I22]-[.H22]" office:value-type="float" office:value="231.2" calcext:value-type="float">
            <text:p>R$ 231,2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3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23]*2+[.D23]*2)*[.E23]/10000" office:value-type="float" office:value="3.3" calcext:value-type="float">
            <text:p>3,3</text:p>
          </table:table-cell>
          <table:table-cell table:style-name="ce9" office:value-type="float" office:value="85" calcext:value-type="float">
            <text:p>R$ 85,00</text:p>
          </table:table-cell>
          <table:table-cell table:style-name="ce10" table:formula="of:=([.F23]*[.$P$3])+[.$Q$3]+[.G23]" office:value-type="float" office:value="551.5" calcext:value-type="float">
            <text:p>R$551,50</text:p>
          </table:table-cell>
          <table:table-cell table:style-name="ce10" table:formula="of:=([.H23]+([.H23]*[.$Q$9]))" office:value-type="float" office:value="772.1" calcext:value-type="float">
            <text:p>R$772,10</text:p>
          </table:table-cell>
          <table:table-cell table:style-name="ce12" table:formula="of:=([.I23]/(1-[.$P$5]))" office:value-type="float" office:value="812.223858615611" calcext:value-type="float">
            <text:p>R$812,22</text:p>
          </table:table-cell>
          <table:table-cell table:style-name="ce10" table:formula="of:=([.I23]/(1-[.$Q$5]))" office:value-type="float" office:value="835.87744938833" calcext:value-type="float">
            <text:p>R$835,88</text:p>
          </table:table-cell>
          <table:table-cell table:style-name="ce10" table:formula="of:=([.I23]/(1-[.$P$7]))" office:value-type="float" office:value="850.61143549631" calcext:value-type="float">
            <text:p>R$850,61</text:p>
          </table:table-cell>
          <table:table-cell table:style-name="ce10" table:formula="of:=([.I23]/(1-[.$Q$7]))" office:value-type="float" office:value="883.207504003661" calcext:value-type="float">
            <text:p>R$883,21</text:p>
          </table:table-cell>
          <table:table-cell table:style-name="ce9" table:formula="of:=([.I23]/(1-[.$P$9]))" office:value-type="float" office:value="900.093261832595" calcext:value-type="float">
            <text:p>R$ 900,09</text:p>
          </table:table-cell>
          <table:table-cell table:style-name="ce9" table:formula="of:=[.I23]-[.H23]" office:value-type="float" office:value="220.6" calcext:value-type="float">
            <text:p>R$ 220,6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3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85" calcext:value-type="float">
            <text:p>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24]*2+[.D24]*2)*[.E24]/10000" office:value-type="float" office:value="3.4" calcext:value-type="float">
            <text:p>3,4</text:p>
          </table:table-cell>
          <table:table-cell table:style-name="ce9" office:value-type="float" office:value="85" calcext:value-type="float">
            <text:p>R$ 85,00</text:p>
          </table:table-cell>
          <table:table-cell table:style-name="ce10" table:formula="of:=([.F24]*[.$P$3])+[.$Q$3]+[.G24]" office:value-type="float" office:value="562" calcext:value-type="float">
            <text:p>R$562,00</text:p>
          </table:table-cell>
          <table:table-cell table:style-name="ce10" table:formula="of:=([.H24]+([.H24]*[.$Q$9]))" office:value-type="float" office:value="786.8" calcext:value-type="float">
            <text:p>R$786,80</text:p>
          </table:table-cell>
          <table:table-cell table:style-name="ce12" table:formula="of:=([.I24]/(1-[.$P$5]))" office:value-type="float" office:value="827.687776141384" calcext:value-type="float">
            <text:p>R$827,69</text:p>
          </table:table-cell>
          <table:table-cell table:style-name="ce10" table:formula="of:=([.I24]/(1-[.$Q$5]))" office:value-type="float" office:value="851.791707264263" calcext:value-type="float">
            <text:p>R$851,79</text:p>
          </table:table-cell>
          <table:table-cell table:style-name="ce10" table:formula="of:=([.I24]/(1-[.$P$7]))" office:value-type="float" office:value="866.806213506665" calcext:value-type="float">
            <text:p>R$866,81</text:p>
          </table:table-cell>
          <table:table-cell table:style-name="ce10" table:formula="of:=([.I24]/(1-[.$Q$7]))" office:value-type="float" office:value="900.022878059941" calcext:value-type="float">
            <text:p>R$900,02</text:p>
          </table:table-cell>
          <table:table-cell table:style-name="ce9" table:formula="of:=([.I24]/(1-[.$P$9]))" office:value-type="float" office:value="917.230123571928" calcext:value-type="float">
            <text:p>R$ 917,23</text:p>
          </table:table-cell>
          <table:table-cell table:style-name="ce9" table:formula="of:=[.I24]-[.H24]" office:value-type="float" office:value="224.8" calcext:value-type="float">
            <text:p>R$ 224,8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25]*2+[.D25]*2)*[.E25]/10000" office:value-type="float" office:value="1.56" calcext:value-type="float">
            <text:p>1,56</text:p>
          </table:table-cell>
          <table:table-cell table:style-name="ce9" office:value-type="float" office:value="80" calcext:value-type="float">
            <text:p>R$ 80,00</text:p>
          </table:table-cell>
          <table:table-cell table:style-name="ce10" table:formula="of:=([.F25]*[.$P$3])+[.$Q$3]+[.G25]" office:value-type="float" office:value="363.8" calcext:value-type="float">
            <text:p>R$363,80</text:p>
          </table:table-cell>
          <table:table-cell table:style-name="ce10" table:formula="of:=([.H25]+([.H25]*[.$Q$9]))" office:value-type="float" office:value="509.32" calcext:value-type="float">
            <text:p>R$509,32</text:p>
          </table:table-cell>
          <table:table-cell table:style-name="ce12" table:formula="of:=([.I25]/(1-[.$P$5]))" office:value-type="float" office:value="535.787923416789" calcext:value-type="float">
            <text:p>R$535,79</text:p>
          </table:table-cell>
          <table:table-cell table:style-name="ce10" table:formula="of:=([.I25]/(1-[.$Q$5]))" office:value-type="float" office:value="551.391144310924" calcext:value-type="float">
            <text:p>R$551,39</text:p>
          </table:table-cell>
          <table:table-cell table:style-name="ce10" table:formula="of:=([.I25]/(1-[.$P$7]))" office:value-type="float" office:value="561.110499063567" calcext:value-type="float">
            <text:p>R$561,11</text:p>
          </table:table-cell>
          <table:table-cell table:style-name="ce10" table:formula="of:=([.I25]/(1-[.$Q$7]))" office:value-type="float" office:value="582.612674445207" calcext:value-type="float">
            <text:p>R$582,61</text:p>
          </table:table-cell>
          <table:table-cell table:style-name="ce9" table:formula="of:=([.I25]/(1-[.$P$9]))" office:value-type="float" office:value="593.751457216134" calcext:value-type="float">
            <text:p>R$ 593,75</text:p>
          </table:table-cell>
          <table:table-cell table:style-name="ce9" table:formula="of:=[.I25]-[.H25]" office:value-type="float" office:value="145.52" calcext:value-type="float">
            <text:p>R$ 145,5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26]*2+[.D26]*2)*[.E26]/10000" office:value-type="float" office:value="1.68" calcext:value-type="float">
            <text:p>1,68</text:p>
          </table:table-cell>
          <table:table-cell table:style-name="ce9" office:value-type="float" office:value="80" calcext:value-type="float">
            <text:p>R$ 80,00</text:p>
          </table:table-cell>
          <table:table-cell table:style-name="ce10" table:formula="of:=([.F26]*[.$P$3])+[.$Q$3]+[.G26]" office:value-type="float" office:value="376.4" calcext:value-type="float">
            <text:p>R$376,40</text:p>
          </table:table-cell>
          <table:table-cell table:style-name="ce10" table:formula="of:=([.H26]+([.H26]*[.$Q$9]))" office:value-type="float" office:value="526.96" calcext:value-type="float">
            <text:p>R$526,96</text:p>
          </table:table-cell>
          <table:table-cell table:style-name="ce12" table:formula="of:=([.I26]/(1-[.$P$5]))" office:value-type="float" office:value="554.344624447717" calcext:value-type="float">
            <text:p>R$554,34</text:p>
          </table:table-cell>
          <table:table-cell table:style-name="ce10" table:formula="of:=([.I26]/(1-[.$Q$5]))" office:value-type="float" office:value="570.488253762044" calcext:value-type="float">
            <text:p>R$570,49</text:p>
          </table:table-cell>
          <table:table-cell table:style-name="ce10" table:formula="of:=([.I26]/(1-[.$P$7]))" office:value-type="float" office:value="580.544232675994" calcext:value-type="float">
            <text:p>R$580,54</text:p>
          </table:table-cell>
          <table:table-cell table:style-name="ce10" table:formula="of:=([.I26]/(1-[.$Q$7]))" office:value-type="float" office:value="602.791123312743" calcext:value-type="float">
            <text:p>R$602,79</text:p>
          </table:table-cell>
          <table:table-cell table:style-name="ce9" table:formula="of:=([.I26]/(1-[.$P$9]))" office:value-type="float" office:value="614.315691303334" calcext:value-type="float">
            <text:p>R$ 614,32</text:p>
          </table:table-cell>
          <table:table-cell table:style-name="ce9" table:formula="of:=[.I26]-[.H26]" office:value-type="float" office:value="150.56" calcext:value-type="float">
            <text:p>R$ 150,56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27]*2+[.D27]*2)*[.E27]/10000" office:value-type="float" office:value="1.8" calcext:value-type="float">
            <text:p>1,8</text:p>
          </table:table-cell>
          <table:table-cell table:style-name="ce9" office:value-type="float" office:value="80" calcext:value-type="float">
            <text:p>R$ 80,00</text:p>
          </table:table-cell>
          <table:table-cell table:style-name="ce10" table:formula="of:=([.F27]*[.$P$3])+[.$Q$3]+[.G27]" office:value-type="float" office:value="389" calcext:value-type="float">
            <text:p>R$389,00</text:p>
          </table:table-cell>
          <table:table-cell table:style-name="ce10" table:formula="of:=([.H27]+([.H27]*[.$Q$9]))" office:value-type="float" office:value="544.6" calcext:value-type="float">
            <text:p>R$544,60</text:p>
          </table:table-cell>
          <table:table-cell table:style-name="ce12" table:formula="of:=([.I27]/(1-[.$P$5]))" office:value-type="float" office:value="572.901325478645" calcext:value-type="float">
            <text:p>R$572,90</text:p>
          </table:table-cell>
          <table:table-cell table:style-name="ce10" table:formula="of:=([.I27]/(1-[.$Q$5]))" office:value-type="float" office:value="589.585363213164" calcext:value-type="float">
            <text:p>R$589,59</text:p>
          </table:table-cell>
          <table:table-cell table:style-name="ce10" table:formula="of:=([.I27]/(1-[.$P$7]))" office:value-type="float" office:value="599.977966288421" calcext:value-type="float">
            <text:p>R$599,98</text:p>
          </table:table-cell>
          <table:table-cell table:style-name="ce10" table:formula="of:=([.I27]/(1-[.$Q$7]))" office:value-type="float" office:value="622.969572180279" calcext:value-type="float">
            <text:p>R$622,97</text:p>
          </table:table-cell>
          <table:table-cell table:style-name="ce9" table:formula="of:=([.I27]/(1-[.$P$9]))" office:value-type="float" office:value="634.879925390534" calcext:value-type="float">
            <text:p>R$ 634,88</text:p>
          </table:table-cell>
          <table:table-cell table:style-name="ce9" table:formula="of:=[.I27]-[.H27]" office:value-type="float" office:value="155.6" calcext:value-type="float">
            <text:p>R$ 155,6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28]*2+[.D28]*2)*[.E28]/10000" office:value-type="float" office:value="1.92" calcext:value-type="float">
            <text:p>1,92</text:p>
          </table:table-cell>
          <table:table-cell table:style-name="ce9" office:value-type="float" office:value="80" calcext:value-type="float">
            <text:p>R$ 80,00</text:p>
          </table:table-cell>
          <table:table-cell table:style-name="ce10" table:formula="of:=([.F28]*[.$P$3])+[.$Q$3]+[.G28]" office:value-type="float" office:value="401.6" calcext:value-type="float">
            <text:p>R$401,60</text:p>
          </table:table-cell>
          <table:table-cell table:style-name="ce10" table:formula="of:=([.H28]+([.H28]*[.$Q$9]))" office:value-type="float" office:value="562.24" calcext:value-type="float">
            <text:p>R$562,24</text:p>
          </table:table-cell>
          <table:table-cell table:style-name="ce12" table:formula="of:=([.I28]/(1-[.$P$5]))" office:value-type="float" office:value="591.458026509573" calcext:value-type="float">
            <text:p>R$591,46</text:p>
          </table:table-cell>
          <table:table-cell table:style-name="ce10" table:formula="of:=([.I28]/(1-[.$Q$5]))" office:value-type="float" office:value="608.682472664285" calcext:value-type="float">
            <text:p>R$608,68</text:p>
          </table:table-cell>
          <table:table-cell table:style-name="ce10" table:formula="of:=([.I28]/(1-[.$P$7]))" office:value-type="float" office:value="619.411699900848" calcext:value-type="float">
            <text:p>R$619,41</text:p>
          </table:table-cell>
          <table:table-cell table:style-name="ce10" table:formula="of:=([.I28]/(1-[.$Q$7]))" office:value-type="float" office:value="643.148021047815" calcext:value-type="float">
            <text:p>R$643,15</text:p>
          </table:table-cell>
          <table:table-cell table:style-name="ce9" table:formula="of:=([.I28]/(1-[.$P$9]))" office:value-type="float" office:value="655.444159477734" calcext:value-type="float">
            <text:p>R$ 655,44</text:p>
          </table:table-cell>
          <table:table-cell table:style-name="ce9" table:formula="of:=[.I28]-[.H28]" office:value-type="float" office:value="160.64" calcext:value-type="float">
            <text:p>R$ 160,6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29]*2+[.D29]*2)*[.E29]/10000" office:value-type="float" office:value="2.04" calcext:value-type="float">
            <text:p>2,04</text:p>
          </table:table-cell>
          <table:table-cell table:style-name="ce9" office:value-type="float" office:value="95" calcext:value-type="float">
            <text:p>R$ 95,00</text:p>
          </table:table-cell>
          <table:table-cell table:style-name="ce10" table:formula="of:=([.F29]*[.$P$3])+[.$Q$3]+[.G29]" office:value-type="float" office:value="429.2" calcext:value-type="float">
            <text:p>R$429,20</text:p>
          </table:table-cell>
          <table:table-cell table:style-name="ce10" table:formula="of:=([.H29]+([.H29]*[.$Q$9]))" office:value-type="float" office:value="600.88" calcext:value-type="float">
            <text:p>R$600,88</text:p>
          </table:table-cell>
          <table:table-cell table:style-name="ce12" table:formula="of:=([.I29]/(1-[.$P$5]))" office:value-type="float" office:value="632.106038291605" calcext:value-type="float">
            <text:p>R$632,11</text:p>
          </table:table-cell>
          <table:table-cell table:style-name="ce10" table:formula="of:=([.I29]/(1-[.$Q$5]))" office:value-type="float" office:value="650.514236223882" calcext:value-type="float">
            <text:p>R$650,51</text:p>
          </table:table-cell>
          <table:table-cell table:style-name="ce10" table:formula="of:=([.I29]/(1-[.$P$7]))" office:value-type="float" office:value="661.980830670927" calcext:value-type="float">
            <text:p>R$661,98</text:p>
          </table:table-cell>
          <table:table-cell table:style-name="ce10" table:formula="of:=([.I29]/(1-[.$Q$7]))" office:value-type="float" office:value="687.348432852894" calcext:value-type="float">
            <text:p>R$687,35</text:p>
          </table:table-cell>
          <table:table-cell table:style-name="ce9" table:formula="of:=([.I29]/(1-[.$P$9]))" office:value-type="float" office:value="700.489624621124" calcext:value-type="float">
            <text:p>R$ 700,49</text:p>
          </table:table-cell>
          <table:table-cell table:style-name="ce9" table:formula="of:=[.I29]-[.H29]" office:value-type="float" office:value="171.68" calcext:value-type="float">
            <text:p>R$ 171,68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30]*2+[.D30]*2)*[.E30]/10000" office:value-type="float" office:value="2.16" calcext:value-type="float">
            <text:p>2,16</text:p>
          </table:table-cell>
          <table:table-cell table:style-name="ce9" office:value-type="float" office:value="95" calcext:value-type="float">
            <text:p>R$ 95,00</text:p>
          </table:table-cell>
          <table:table-cell table:style-name="ce10" table:formula="of:=([.F30]*[.$P$3])+[.$Q$3]+[.G30]" office:value-type="float" office:value="441.8" calcext:value-type="float">
            <text:p>R$441,80</text:p>
          </table:table-cell>
          <table:table-cell table:style-name="ce10" table:formula="of:=([.H30]+([.H30]*[.$Q$9]))" office:value-type="float" office:value="618.52" calcext:value-type="float">
            <text:p>R$618,52</text:p>
          </table:table-cell>
          <table:table-cell table:style-name="ce12" table:formula="of:=([.I30]/(1-[.$P$5]))" office:value-type="float" office:value="650.662739322533" calcext:value-type="float">
            <text:p>R$650,66</text:p>
          </table:table-cell>
          <table:table-cell table:style-name="ce10" table:formula="of:=([.I30]/(1-[.$Q$5]))" office:value-type="float" office:value="669.611345675003" calcext:value-type="float">
            <text:p>R$669,61</text:p>
          </table:table-cell>
          <table:table-cell table:style-name="ce10" table:formula="of:=([.I30]/(1-[.$P$7]))" office:value-type="float" office:value="681.414564283354" calcext:value-type="float">
            <text:p>R$681,41</text:p>
          </table:table-cell>
          <table:table-cell table:style-name="ce10" table:formula="of:=([.I30]/(1-[.$Q$7]))" office:value-type="float" office:value="707.52688172043" calcext:value-type="float">
            <text:p>R$707,53</text:p>
          </table:table-cell>
          <table:table-cell table:style-name="ce9" table:formula="of:=([.I30]/(1-[.$P$9]))" office:value-type="float" office:value="721.053858708324" calcext:value-type="float">
            <text:p>R$ 721,05</text:p>
          </table:table-cell>
          <table:table-cell table:style-name="ce9" table:formula="of:=[.I30]-[.H30]" office:value-type="float" office:value="176.72" calcext:value-type="float">
            <text:p>R$ 176,7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31]*2+[.D31]*2)*[.E31]/10000" office:value-type="float" office:value="2.28" calcext:value-type="float">
            <text:p>2,28</text:p>
          </table:table-cell>
          <table:table-cell table:style-name="ce9" office:value-type="float" office:value="95" calcext:value-type="float">
            <text:p>R$ 95,00</text:p>
          </table:table-cell>
          <table:table-cell table:style-name="ce10" table:formula="of:=([.F31]*[.$P$3])+[.$Q$3]+[.G31]" office:value-type="float" office:value="454.4" calcext:value-type="float">
            <text:p>R$454,40</text:p>
          </table:table-cell>
          <table:table-cell table:style-name="ce10" table:formula="of:=([.H31]+([.H31]*[.$Q$9]))" office:value-type="float" office:value="636.16" calcext:value-type="float">
            <text:p>R$636,16</text:p>
          </table:table-cell>
          <table:table-cell table:style-name="ce12" table:formula="of:=([.I31]/(1-[.$P$5]))" office:value-type="float" office:value="669.219440353461" calcext:value-type="float">
            <text:p>R$669,22</text:p>
          </table:table-cell>
          <table:table-cell table:style-name="ce10" table:formula="of:=([.I31]/(1-[.$Q$5]))" office:value-type="float" office:value="688.708455126123" calcext:value-type="float">
            <text:p>R$688,71</text:p>
          </table:table-cell>
          <table:table-cell table:style-name="ce10" table:formula="of:=([.I31]/(1-[.$P$7]))" office:value-type="float" office:value="700.848297895781" calcext:value-type="float">
            <text:p>R$700,85</text:p>
          </table:table-cell>
          <table:table-cell table:style-name="ce10" table:formula="of:=([.I31]/(1-[.$Q$7]))" office:value-type="float" office:value="727.705330587966" calcext:value-type="float">
            <text:p>R$727,71</text:p>
          </table:table-cell>
          <table:table-cell table:style-name="ce9" table:formula="of:=([.I31]/(1-[.$P$9]))" office:value-type="float" office:value="741.618092795523" calcext:value-type="float">
            <text:p>R$ 741,62</text:p>
          </table:table-cell>
          <table:table-cell table:style-name="ce9" table:formula="of:=[.I31]-[.H31]" office:value-type="float" office:value="181.76" calcext:value-type="float">
            <text:p>R$ 181,76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32]*2+[.D32]*2)*[.E32]/10000" office:value-type="float" office:value="2.4" calcext:value-type="float">
            <text:p>2,4</text:p>
          </table:table-cell>
          <table:table-cell table:style-name="ce9" office:value-type="float" office:value="95" calcext:value-type="float">
            <text:p>R$ 95,00</text:p>
          </table:table-cell>
          <table:table-cell table:style-name="ce10" table:formula="of:=([.F32]*[.$P$3])+[.$Q$3]+[.G32]" office:value-type="float" office:value="467" calcext:value-type="float">
            <text:p>R$467,00</text:p>
          </table:table-cell>
          <table:table-cell table:style-name="ce10" table:formula="of:=([.H32]+([.H32]*[.$Q$9]))" office:value-type="float" office:value="653.8" calcext:value-type="float">
            <text:p>R$653,80</text:p>
          </table:table-cell>
          <table:table-cell table:style-name="ce12" table:formula="of:=([.I32]/(1-[.$P$5]))" office:value-type="float" office:value="687.776141384389" calcext:value-type="float">
            <text:p>R$687,78</text:p>
          </table:table-cell>
          <table:table-cell table:style-name="ce10" table:formula="of:=([.I32]/(1-[.$Q$5]))" office:value-type="float" office:value="707.805564577244" calcext:value-type="float">
            <text:p>R$707,81</text:p>
          </table:table-cell>
          <table:table-cell table:style-name="ce10" table:formula="of:=([.I32]/(1-[.$P$7]))" office:value-type="float" office:value="720.282031508208" calcext:value-type="float">
            <text:p>R$720,28</text:p>
          </table:table-cell>
          <table:table-cell table:style-name="ce10" table:formula="of:=([.I32]/(1-[.$Q$7]))" office:value-type="float" office:value="747.883779455502" calcext:value-type="float">
            <text:p>R$747,88</text:p>
          </table:table-cell>
          <table:table-cell table:style-name="ce9" table:formula="of:=([.I32]/(1-[.$P$9]))" office:value-type="float" office:value="762.182326882723" calcext:value-type="float">
            <text:p>R$ 762,18</text:p>
          </table:table-cell>
          <table:table-cell table:style-name="ce9" table:formula="of:=[.I32]-[.H32]" office:value-type="float" office:value="186.8" calcext:value-type="float">
            <text:p>R$ 186,8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33]*2+[.D33]*2)*[.E33]/10000" office:value-type="float" office:value="2.52" calcext:value-type="float">
            <text:p>2,52</text:p>
          </table:table-cell>
          <table:table-cell table:style-name="ce9" office:value-type="float" office:value="95" calcext:value-type="float">
            <text:p>R$ 95,00</text:p>
          </table:table-cell>
          <table:table-cell table:style-name="ce10" table:formula="of:=([.F33]*[.$P$3])+[.$Q$3]+[.G33]" office:value-type="float" office:value="479.6" calcext:value-type="float">
            <text:p>R$479,60</text:p>
          </table:table-cell>
          <table:table-cell table:style-name="ce10" table:formula="of:=([.H33]+([.H33]*[.$Q$9]))" office:value-type="float" office:value="671.44" calcext:value-type="float">
            <text:p>R$671,44</text:p>
          </table:table-cell>
          <table:table-cell table:style-name="ce12" table:formula="of:=([.I33]/(1-[.$P$5]))" office:value-type="float" office:value="706.332842415317" calcext:value-type="float">
            <text:p>R$706,33</text:p>
          </table:table-cell>
          <table:table-cell table:style-name="ce10" table:formula="of:=([.I33]/(1-[.$Q$5]))" office:value-type="float" office:value="726.902674028364" calcext:value-type="float">
            <text:p>R$726,90</text:p>
          </table:table-cell>
          <table:table-cell table:style-name="ce10" table:formula="of:=([.I33]/(1-[.$P$7]))" office:value-type="float" office:value="739.715765120635" calcext:value-type="float">
            <text:p>R$739,72</text:p>
          </table:table-cell>
          <table:table-cell table:style-name="ce10" table:formula="of:=([.I33]/(1-[.$Q$7]))" office:value-type="float" office:value="768.062228323038" calcext:value-type="float">
            <text:p>R$768,06</text:p>
          </table:table-cell>
          <table:table-cell table:style-name="ce9" table:formula="of:=([.I33]/(1-[.$P$9]))" office:value-type="float" office:value="782.746560969923" calcext:value-type="float">
            <text:p>R$ 782,75</text:p>
          </table:table-cell>
          <table:table-cell table:style-name="ce9" table:formula="of:=[.I33]-[.H33]" office:value-type="float" office:value="191.84" calcext:value-type="float">
            <text:p>R$ 191,8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2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34]*2+[.D34]*2)*[.E34]/10000" office:value-type="float" office:value="2.64" calcext:value-type="float">
            <text:p>2,64</text:p>
          </table:table-cell>
          <table:table-cell table:style-name="ce9" office:value-type="float" office:value="95" calcext:value-type="float">
            <text:p>R$ 95,00</text:p>
          </table:table-cell>
          <table:table-cell table:style-name="ce10" table:formula="of:=([.F34]*[.$P$3])+[.$Q$3]+[.G34]" office:value-type="float" office:value="492.2" calcext:value-type="float">
            <text:p>R$492,20</text:p>
          </table:table-cell>
          <table:table-cell table:style-name="ce10" table:formula="of:=([.H34]+([.H34]*[.$Q$9]))" office:value-type="float" office:value="689.08" calcext:value-type="float">
            <text:p>R$689,08</text:p>
          </table:table-cell>
          <table:table-cell table:style-name="ce12" table:formula="of:=([.I34]/(1-[.$P$5]))" office:value-type="float" office:value="724.889543446244" calcext:value-type="float">
            <text:p>R$724,89</text:p>
          </table:table-cell>
          <table:table-cell table:style-name="ce10" table:formula="of:=([.I34]/(1-[.$Q$5]))" office:value-type="float" office:value="745.999783479485" calcext:value-type="float">
            <text:p>R$746,00</text:p>
          </table:table-cell>
          <table:table-cell table:style-name="ce10" table:formula="of:=([.I34]/(1-[.$P$7]))" office:value-type="float" office:value="759.149498733062" calcext:value-type="float">
            <text:p>R$759,15</text:p>
          </table:table-cell>
          <table:table-cell table:style-name="ce10" table:formula="of:=([.I34]/(1-[.$Q$7]))" office:value-type="float" office:value="788.240677190574" calcext:value-type="float">
            <text:p>R$788,24</text:p>
          </table:table-cell>
          <table:table-cell table:style-name="ce9" table:formula="of:=([.I34]/(1-[.$P$9]))" office:value-type="float" office:value="803.310795057123" calcext:value-type="float">
            <text:p>R$ 803,31</text:p>
          </table:table-cell>
          <table:table-cell table:style-name="ce9" table:formula="of:=[.I34]-[.H34]" office:value-type="float" office:value="196.88" calcext:value-type="float">
            <text:p>R$ 196,88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2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35]*2+[.D35]*2)*[.E35]/10000" office:value-type="float" office:value="2.76" calcext:value-type="float">
            <text:p>2,76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35]*[.$P$3])+[.$Q$3]+[.G35]" office:value-type="float" office:value="531.8" calcext:value-type="float">
            <text:p>R$531,80</text:p>
          </table:table-cell>
          <table:table-cell table:style-name="ce10" table:formula="of:=([.H35]+([.H35]*[.$Q$9]))" office:value-type="float" office:value="744.52" calcext:value-type="float">
            <text:p>R$744,52</text:p>
          </table:table-cell>
          <table:table-cell table:style-name="ce12" table:formula="of:=([.I35]/(1-[.$P$5]))" office:value-type="float" office:value="783.210603829161" calcext:value-type="float">
            <text:p>R$783,21</text:p>
          </table:table-cell>
          <table:table-cell table:style-name="ce10" table:formula="of:=([.I35]/(1-[.$Q$5]))" office:value-type="float" office:value="806.019270325863" calcext:value-type="float">
            <text:p>R$806,02</text:p>
          </table:table-cell>
          <table:table-cell table:style-name="ce10" table:formula="of:=([.I35]/(1-[.$P$7]))" office:value-type="float" office:value="820.226947229261" calcext:value-type="float">
            <text:p>R$820,23</text:p>
          </table:table-cell>
          <table:table-cell table:style-name="ce10" table:formula="of:=([.I35]/(1-[.$Q$7]))" office:value-type="float" office:value="851.658659345688" calcext:value-type="float">
            <text:p>R$851,66</text:p>
          </table:table-cell>
          <table:table-cell table:style-name="ce9" table:formula="of:=([.I35]/(1-[.$P$9]))" office:value-type="float" office:value="867.941245045465" calcext:value-type="float">
            <text:p>R$ 867,94</text:p>
          </table:table-cell>
          <table:table-cell table:style-name="ce9" table:formula="of:=[.I35]-[.H35]" office:value-type="float" office:value="212.72" calcext:value-type="float">
            <text:p>R$ 212,7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2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36]*2+[.D36]*2)*[.E36]/10000" office:value-type="float" office:value="2.88" calcext:value-type="float">
            <text:p>2,88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36]*[.$P$3])+[.$Q$3]+[.G36]" office:value-type="float" office:value="544.4" calcext:value-type="float">
            <text:p>R$544,40</text:p>
          </table:table-cell>
          <table:table-cell table:style-name="ce10" table:formula="of:=([.H36]+([.H36]*[.$Q$9]))" office:value-type="float" office:value="762.16" calcext:value-type="float">
            <text:p>R$762,16</text:p>
          </table:table-cell>
          <table:table-cell table:style-name="ce12" table:formula="of:=([.I36]/(1-[.$P$5]))" office:value-type="float" office:value="801.767304860088" calcext:value-type="float">
            <text:p>R$801,77</text:p>
          </table:table-cell>
          <table:table-cell table:style-name="ce10" table:formula="of:=([.I36]/(1-[.$Q$5]))" office:value-type="float" office:value="825.116379776984" calcext:value-type="float">
            <text:p>R$825,12</text:p>
          </table:table-cell>
          <table:table-cell table:style-name="ce10" table:formula="of:=([.I36]/(1-[.$P$7]))" office:value-type="float" office:value="839.660680841688" calcext:value-type="float">
            <text:p>R$839,66</text:p>
          </table:table-cell>
          <table:table-cell table:style-name="ce10" table:formula="of:=([.I36]/(1-[.$Q$7]))" office:value-type="float" office:value="871.837108213223" calcext:value-type="float">
            <text:p>R$871,84</text:p>
          </table:table-cell>
          <table:table-cell table:style-name="ce9" table:formula="of:=([.I36]/(1-[.$P$9]))" office:value-type="float" office:value="888.505479132665" calcext:value-type="float">
            <text:p>R$ 888,51</text:p>
          </table:table-cell>
          <table:table-cell table:style-name="ce9" table:formula="of:=[.I36]-[.H36]" office:value-type="float" office:value="217.76" calcext:value-type="float">
            <text:p>R$ 217,76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2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37]*2+[.D37]*2)*[.E37]/10000" office:value-type="float" office:value="3" calcext:value-type="float">
            <text:p>3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37]*[.$P$3])+[.$Q$3]+[.G37]" office:value-type="float" office:value="557" calcext:value-type="float">
            <text:p>R$557,00</text:p>
          </table:table-cell>
          <table:table-cell table:style-name="ce10" table:formula="of:=([.H37]+([.H37]*[.$Q$9]))" office:value-type="float" office:value="779.8" calcext:value-type="float">
            <text:p>R$779,80</text:p>
          </table:table-cell>
          <table:table-cell table:style-name="ce12" table:formula="of:=([.I37]/(1-[.$P$5]))" office:value-type="float" office:value="820.324005891016" calcext:value-type="float">
            <text:p>R$820,32</text:p>
          </table:table-cell>
          <table:table-cell table:style-name="ce10" table:formula="of:=([.I37]/(1-[.$Q$5]))" office:value-type="float" office:value="844.213489228104" calcext:value-type="float">
            <text:p>R$844,21</text:p>
          </table:table-cell>
          <table:table-cell table:style-name="ce10" table:formula="of:=([.I37]/(1-[.$P$7]))" office:value-type="float" office:value="859.094414454115" calcext:value-type="float">
            <text:p>R$859,09</text:p>
          </table:table-cell>
          <table:table-cell table:style-name="ce10" table:formula="of:=([.I37]/(1-[.$Q$7]))" office:value-type="float" office:value="892.01555708076" calcext:value-type="float">
            <text:p>R$892,02</text:p>
          </table:table-cell>
          <table:table-cell table:style-name="ce9" table:formula="of:=([.I37]/(1-[.$P$9]))" office:value-type="float" office:value="909.069713219865" calcext:value-type="float">
            <text:p>R$ 909,07</text:p>
          </table:table-cell>
          <table:table-cell table:style-name="ce9" table:formula="of:=[.I37]-[.H37]" office:value-type="float" office:value="222.8" calcext:value-type="float">
            <text:p>R$ 222,8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2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38]*2+[.D38]*2)*[.E38]/10000" office:value-type="float" office:value="3.12" calcext:value-type="float">
            <text:p>3,12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38]*[.$P$3])+[.$Q$3]+[.G38]" office:value-type="float" office:value="569.6" calcext:value-type="float">
            <text:p>R$569,60</text:p>
          </table:table-cell>
          <table:table-cell table:style-name="ce10" table:formula="of:=([.H38]+([.H38]*[.$Q$9]))" office:value-type="float" office:value="797.44" calcext:value-type="float">
            <text:p>R$797,44</text:p>
          </table:table-cell>
          <table:table-cell table:style-name="ce12" table:formula="of:=([.I38]/(1-[.$P$5]))" office:value-type="float" office:value="838.880706921944" calcext:value-type="float">
            <text:p>R$838,88</text:p>
          </table:table-cell>
          <table:table-cell table:style-name="ce10" table:formula="of:=([.I38]/(1-[.$Q$5]))" office:value-type="float" office:value="863.310598679225" calcext:value-type="float">
            <text:p>R$863,31</text:p>
          </table:table-cell>
          <table:table-cell table:style-name="ce10" table:formula="of:=([.I38]/(1-[.$P$7]))" office:value-type="float" office:value="878.528148066542" calcext:value-type="float">
            <text:p>R$878,53</text:p>
          </table:table-cell>
          <table:table-cell table:style-name="ce10" table:formula="of:=([.I38]/(1-[.$Q$7]))" office:value-type="float" office:value="912.194005948296" calcext:value-type="float">
            <text:p>R$912,19</text:p>
          </table:table-cell>
          <table:table-cell table:style-name="ce9" table:formula="of:=([.I38]/(1-[.$P$9]))" office:value-type="float" office:value="929.633947307065" calcext:value-type="float">
            <text:p>R$ 929,63</text:p>
          </table:table-cell>
          <table:table-cell table:style-name="ce9" table:formula="of:=[.I38]-[.H38]" office:value-type="float" office:value="227.84" calcext:value-type="float">
            <text:p>R$ 227,8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2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39]*2+[.D39]*2)*[.E39]/10000" office:value-type="float" office:value="3.24" calcext:value-type="float">
            <text:p>3,24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39]*[.$P$3])+[.$Q$3]+[.G39]" office:value-type="float" office:value="582.2" calcext:value-type="float">
            <text:p>R$582,20</text:p>
          </table:table-cell>
          <table:table-cell table:style-name="ce10" table:formula="of:=([.H39]+([.H39]*[.$Q$9]))" office:value-type="float" office:value="815.08" calcext:value-type="float">
            <text:p>R$815,08</text:p>
          </table:table-cell>
          <table:table-cell table:style-name="ce12" table:formula="of:=([.I39]/(1-[.$P$5]))" office:value-type="float" office:value="857.437407952872" calcext:value-type="float">
            <text:p>R$857,44</text:p>
          </table:table-cell>
          <table:table-cell table:style-name="ce10" table:formula="of:=([.I39]/(1-[.$Q$5]))" office:value-type="float" office:value="882.407708130345" calcext:value-type="float">
            <text:p>R$882,41</text:p>
          </table:table-cell>
          <table:table-cell table:style-name="ce10" table:formula="of:=([.I39]/(1-[.$P$7]))" office:value-type="float" office:value="897.961881678969" calcext:value-type="float">
            <text:p>R$897,96</text:p>
          </table:table-cell>
          <table:table-cell table:style-name="ce10" table:formula="of:=([.I39]/(1-[.$Q$7]))" office:value-type="float" office:value="932.372454815832" calcext:value-type="float">
            <text:p>R$932,37</text:p>
          </table:table-cell>
          <table:table-cell table:style-name="ce9" table:formula="of:=([.I39]/(1-[.$P$9]))" office:value-type="float" office:value="950.198181394264" calcext:value-type="float">
            <text:p>R$ 950,20</text:p>
          </table:table-cell>
          <table:table-cell table:style-name="ce9" table:formula="of:=[.I39]-[.H39]" office:value-type="float" office:value="232.88" calcext:value-type="float">
            <text:p>R$ 232,88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2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40]*2+[.D40]*2)*[.E40]/10000" office:value-type="float" office:value="3.36" calcext:value-type="float">
            <text:p>3,36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40]*[.$P$3])+[.$Q$3]+[.G40]" office:value-type="float" office:value="594.8" calcext:value-type="float">
            <text:p>R$594,80</text:p>
          </table:table-cell>
          <table:table-cell table:style-name="ce10" table:formula="of:=([.H40]+([.H40]*[.$Q$9]))" office:value-type="float" office:value="832.72" calcext:value-type="float">
            <text:p>R$832,72</text:p>
          </table:table-cell>
          <table:table-cell table:style-name="ce12" table:formula="of:=([.I40]/(1-[.$P$5]))" office:value-type="float" office:value="875.9941089838" calcext:value-type="float">
            <text:p>R$875,99</text:p>
          </table:table-cell>
          <table:table-cell table:style-name="ce10" table:formula="of:=([.I40]/(1-[.$Q$5]))" office:value-type="float" office:value="901.504817581466" calcext:value-type="float">
            <text:p>R$901,50</text:p>
          </table:table-cell>
          <table:table-cell table:style-name="ce10" table:formula="of:=([.I40]/(1-[.$P$7]))" office:value-type="float" office:value="917.395615291396" calcext:value-type="float">
            <text:p>R$917,40</text:p>
          </table:table-cell>
          <table:table-cell table:style-name="ce10" table:formula="of:=([.I40]/(1-[.$Q$7]))" office:value-type="float" office:value="952.550903683368" calcext:value-type="float">
            <text:p>R$952,55</text:p>
          </table:table-cell>
          <table:table-cell table:style-name="ce9" table:formula="of:=([.I40]/(1-[.$P$9]))" office:value-type="float" office:value="970.762415481464" calcext:value-type="float">
            <text:p>R$ 970,76</text:p>
          </table:table-cell>
          <table:table-cell table:style-name="ce9" table:formula="of:=[.I40]-[.H40]" office:value-type="float" office:value="237.92" calcext:value-type="float">
            <text:p>R$ 237,9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2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41]*2+[.D41]*2)*[.E41]/10000" office:value-type="float" office:value="3.48" calcext:value-type="float">
            <text:p>3,48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41]*[.$P$3])+[.$Q$3]+[.G41]" office:value-type="float" office:value="607.4" calcext:value-type="float">
            <text:p>R$607,40</text:p>
          </table:table-cell>
          <table:table-cell table:style-name="ce10" table:formula="of:=([.H41]+([.H41]*[.$Q$9]))" office:value-type="float" office:value="850.36" calcext:value-type="float">
            <text:p>R$850,36</text:p>
          </table:table-cell>
          <table:table-cell table:style-name="ce12" table:formula="of:=([.I41]/(1-[.$P$5]))" office:value-type="float" office:value="894.550810014728" calcext:value-type="float">
            <text:p>R$894,55</text:p>
          </table:table-cell>
          <table:table-cell table:style-name="ce10" table:formula="of:=([.I41]/(1-[.$Q$5]))" office:value-type="float" office:value="920.601927032586" calcext:value-type="float">
            <text:p>R$920,60</text:p>
          </table:table-cell>
          <table:table-cell table:style-name="ce10" table:formula="of:=([.I41]/(1-[.$P$7]))" office:value-type="float" office:value="936.829348903823" calcext:value-type="float">
            <text:p>R$936,83</text:p>
          </table:table-cell>
          <table:table-cell table:style-name="ce10" table:formula="of:=([.I41]/(1-[.$Q$7]))" office:value-type="float" office:value="972.729352550904" calcext:value-type="float">
            <text:p>R$972,73</text:p>
          </table:table-cell>
          <table:table-cell table:style-name="ce9" table:formula="of:=([.I41]/(1-[.$P$9]))" office:value-type="float" office:value="991.326649568664" calcext:value-type="float">
            <text:p>R$ 991,33</text:p>
          </table:table-cell>
          <table:table-cell table:style-name="ce9" table:formula="of:=[.I41]-[.H41]" office:value-type="float" office:value="242.96" calcext:value-type="float">
            <text:p>R$ 242,96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2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42]*2+[.D42]*2)*[.E42]/10000" office:value-type="float" office:value="3.6" calcext:value-type="float">
            <text:p>3,6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42]*[.$P$3])+[.$Q$3]+[.G42]" office:value-type="float" office:value="620" calcext:value-type="float">
            <text:p>R$620,00</text:p>
          </table:table-cell>
          <table:table-cell table:style-name="ce10" table:formula="of:=([.H42]+([.H42]*[.$Q$9]))" office:value-type="float" office:value="868" calcext:value-type="float">
            <text:p>R$868,00</text:p>
          </table:table-cell>
          <table:table-cell table:style-name="ce12" table:formula="of:=([.I42]/(1-[.$P$5]))" office:value-type="float" office:value="913.107511045656" calcext:value-type="float">
            <text:p>R$913,11</text:p>
          </table:table-cell>
          <table:table-cell table:style-name="ce10" table:formula="of:=([.I42]/(1-[.$Q$5]))" office:value-type="float" office:value="939.699036483707" calcext:value-type="float">
            <text:p>R$939,70</text:p>
          </table:table-cell>
          <table:table-cell table:style-name="ce10" table:formula="of:=([.I42]/(1-[.$P$7]))" office:value-type="float" office:value="956.26308251625" calcext:value-type="float">
            <text:p>R$956,26</text:p>
          </table:table-cell>
          <table:table-cell table:style-name="ce10" table:formula="of:=([.I42]/(1-[.$Q$7]))" office:value-type="float" office:value="992.90780141844" calcext:value-type="float">
            <text:p>R$992,91</text:p>
          </table:table-cell>
          <table:table-cell table:style-name="ce9" table:formula="of:=([.I42]/(1-[.$P$9]))" office:value-type="float" office:value="1011.89088365586" calcext:value-type="float">
            <text:p>R$ 1.011,89</text:p>
          </table:table-cell>
          <table:table-cell table:style-name="ce9" table:formula="of:=[.I42]-[.H42]" office:value-type="float" office:value="248" calcext:value-type="float">
            <text:p>R$ 248,0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3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43]*2+[.D43]*2)*[.E43]/10000" office:value-type="float" office:value="3.72" calcext:value-type="float">
            <text:p>3,72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43]*[.$P$3])+[.$Q$3]+[.G43]" office:value-type="float" office:value="632.6" calcext:value-type="float">
            <text:p>R$632,60</text:p>
          </table:table-cell>
          <table:table-cell table:style-name="ce10" table:formula="of:=([.H43]+([.H43]*[.$Q$9]))" office:value-type="float" office:value="885.64" calcext:value-type="float">
            <text:p>R$885,64</text:p>
          </table:table-cell>
          <table:table-cell table:style-name="ce12" table:formula="of:=([.I43]/(1-[.$P$5]))" office:value-type="float" office:value="931.664212076583" calcext:value-type="float">
            <text:p>R$931,66</text:p>
          </table:table-cell>
          <table:table-cell table:style-name="ce10" table:formula="of:=([.I43]/(1-[.$Q$5]))" office:value-type="float" office:value="958.796145934828" calcext:value-type="float">
            <text:p>R$958,80</text:p>
          </table:table-cell>
          <table:table-cell table:style-name="ce10" table:formula="of:=([.I43]/(1-[.$P$7]))" office:value-type="float" office:value="975.696816128677" calcext:value-type="float">
            <text:p>R$975,70</text:p>
          </table:table-cell>
          <table:table-cell table:style-name="ce10" table:formula="of:=([.I43]/(1-[.$Q$7]))" office:value-type="float" office:value="1013.08625028598" calcext:value-type="float">
            <text:p>R$1.013,09</text:p>
          </table:table-cell>
          <table:table-cell table:style-name="ce9" table:formula="of:=([.I43]/(1-[.$P$9]))" office:value-type="float" office:value="1032.45511774306" calcext:value-type="float">
            <text:p>R$ 1.032,46</text:p>
          </table:table-cell>
          <table:table-cell table:style-name="ce9" table:formula="of:=[.I43]-[.H43]" office:value-type="float" office:value="253.04" calcext:value-type="float">
            <text:p>R$ 253,0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3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44]*2+[.D44]*2)*[.E44]/10000" office:value-type="float" office:value="3.84" calcext:value-type="float">
            <text:p>3,84</text:p>
          </table:table-cell>
          <table:table-cell table:style-name="ce9" office:value-type="float" office:value="122" calcext:value-type="float">
            <text:p>R$ 122,00</text:p>
          </table:table-cell>
          <table:table-cell table:style-name="ce10" table:formula="of:=([.F44]*[.$P$3])+[.$Q$3]+[.G44]" office:value-type="float" office:value="645.2" calcext:value-type="float">
            <text:p>R$645,20</text:p>
          </table:table-cell>
          <table:table-cell table:style-name="ce10" table:formula="of:=([.H44]+([.H44]*[.$Q$9]))" office:value-type="float" office:value="903.28" calcext:value-type="float">
            <text:p>R$903,28</text:p>
          </table:table-cell>
          <table:table-cell table:style-name="ce12" table:formula="of:=([.I44]/(1-[.$P$5]))" office:value-type="float" office:value="950.220913107511" calcext:value-type="float">
            <text:p>R$950,22</text:p>
          </table:table-cell>
          <table:table-cell table:style-name="ce10" table:formula="of:=([.I44]/(1-[.$Q$5]))" office:value-type="float" office:value="977.893255385948" calcext:value-type="float">
            <text:p>R$977,89</text:p>
          </table:table-cell>
          <table:table-cell table:style-name="ce10" table:formula="of:=([.I44]/(1-[.$P$7]))" office:value-type="float" office:value="995.130549741104" calcext:value-type="float">
            <text:p>R$995,13</text:p>
          </table:table-cell>
          <table:table-cell table:style-name="ce10" table:formula="of:=([.I44]/(1-[.$Q$7]))" office:value-type="float" office:value="1033.26469915351" calcext:value-type="float">
            <text:p>R$1.033,26</text:p>
          </table:table-cell>
          <table:table-cell table:style-name="ce9" table:formula="of:=([.I44]/(1-[.$P$9]))" office:value-type="float" office:value="1053.01935183026" calcext:value-type="float">
            <text:p>R$ 1.053,02</text:p>
          </table:table-cell>
          <table:table-cell table:style-name="ce9" table:formula="of:=[.I44]-[.H44]" office:value-type="float" office:value="258.08" calcext:value-type="float">
            <text:p>R$ 258,08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3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45]*2+[.D45]*2)*[.E45]/10000" office:value-type="float" office:value="3.96" calcext:value-type="float">
            <text:p>3,96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45]*[.$P$3])+[.$Q$3]+[.G45]" office:value-type="float" office:value="675.8" calcext:value-type="float">
            <text:p>R$675,80</text:p>
          </table:table-cell>
          <table:table-cell table:style-name="ce10" table:formula="of:=([.H45]+([.H45]*[.$Q$9]))" office:value-type="float" office:value="946.12" calcext:value-type="float">
            <text:p>R$946,12</text:p>
          </table:table-cell>
          <table:table-cell table:style-name="ce12" table:formula="of:=([.I45]/(1-[.$P$5]))" office:value-type="float" office:value="995.287187039764" calcext:value-type="float">
            <text:p>R$995,29</text:p>
          </table:table-cell>
          <table:table-cell table:style-name="ce10" table:formula="of:=([.I45]/(1-[.$Q$5]))" office:value-type="float" office:value="1024.27194976724" calcext:value-type="float">
            <text:p>R$1.024,27</text:p>
          </table:table-cell>
          <table:table-cell table:style-name="ce10" table:formula="of:=([.I45]/(1-[.$P$7]))" office:value-type="float" office:value="1042.32675994271" calcext:value-type="float">
            <text:p>R$1.042,33</text:p>
          </table:table-cell>
          <table:table-cell table:style-name="ce10" table:formula="of:=([.I45]/(1-[.$Q$7]))" office:value-type="float" office:value="1082.2695035461" calcext:value-type="float">
            <text:p>R$1.082,27</text:p>
          </table:table-cell>
          <table:table-cell table:style-name="ce9" table:formula="of:=([.I45]/(1-[.$P$9]))" office:value-type="float" office:value="1102.96106318489" calcext:value-type="float">
            <text:p>R$ 1.102,96</text:p>
          </table:table-cell>
          <table:table-cell table:style-name="ce9" table:formula="of:=[.I45]-[.H45]" office:value-type="float" office:value="270.32" calcext:value-type="float">
            <text:p>R$ 270,3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3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85" calcext:value-type="float">
            <text:p>85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([.C46]*2+[.D46]*2)*[.E46]/10000" office:value-type="float" office:value="4.08" calcext:value-type="float">
            <text:p>4,08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46]*[.$P$3])+[.$Q$3]+[.G46]" office:value-type="float" office:value="688.4" calcext:value-type="float">
            <text:p>R$688,40</text:p>
          </table:table-cell>
          <table:table-cell table:style-name="ce10" table:formula="of:=([.H46]+([.H46]*[.$Q$9]))" office:value-type="float" office:value="963.76" calcext:value-type="float">
            <text:p>R$963,76</text:p>
          </table:table-cell>
          <table:table-cell table:style-name="ce12" table:formula="of:=([.I46]/(1-[.$P$5]))" office:value-type="float" office:value="1013.84388807069" calcext:value-type="float">
            <text:p>R$1.013,84</text:p>
          </table:table-cell>
          <table:table-cell table:style-name="ce10" table:formula="of:=([.I46]/(1-[.$Q$5]))" office:value-type="float" office:value="1043.36905921836" calcext:value-type="float">
            <text:p>R$1.043,37</text:p>
          </table:table-cell>
          <table:table-cell table:style-name="ce10" table:formula="of:=([.I46]/(1-[.$P$7]))" office:value-type="float" office:value="1061.76049355514" calcext:value-type="float">
            <text:p>R$1.061,76</text:p>
          </table:table-cell>
          <table:table-cell table:style-name="ce10" table:formula="of:=([.I46]/(1-[.$Q$7]))" office:value-type="float" office:value="1102.44795241364" calcext:value-type="float">
            <text:p>R$1.102,45</text:p>
          </table:table-cell>
          <table:table-cell table:style-name="ce9" table:formula="of:=([.I46]/(1-[.$P$9]))" office:value-type="float" office:value="1123.52529727209" calcext:value-type="float">
            <text:p>R$ 1.123,53</text:p>
          </table:table-cell>
          <table:table-cell table:style-name="ce9" table:formula="of:=[.I46]-[.H46]" office:value-type="float" office:value="275.36" calcext:value-type="float">
            <text:p>R$ 275,36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1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47]*2+[.D47]*2)*[.E47]/10000" office:value-type="float" office:value="1.95" calcext:value-type="float">
            <text:p>1,95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47]*[.$P$3])+[.$Q$3]+[.G47]" office:value-type="float" office:value="464.75" calcext:value-type="float">
            <text:p>R$464,75</text:p>
          </table:table-cell>
          <table:table-cell table:style-name="ce10" table:formula="of:=([.H47]+([.H47]*[.$Q$9]))" office:value-type="float" office:value="650.65" calcext:value-type="float">
            <text:p>R$650,65</text:p>
          </table:table-cell>
          <table:table-cell table:style-name="ce12" table:formula="of:=([.I47]/(1-[.$P$5]))" office:value-type="float" office:value="684.462444771723" calcext:value-type="float">
            <text:p>R$684,46</text:p>
          </table:table-cell>
          <table:table-cell table:style-name="ce10" table:formula="of:=([.I47]/(1-[.$Q$5]))" office:value-type="float" office:value="704.395366460972" calcext:value-type="float">
            <text:p>R$704,40</text:p>
          </table:table-cell>
          <table:table-cell table:style-name="ce10" table:formula="of:=([.I47]/(1-[.$P$7]))" office:value-type="float" office:value="716.81172193456" calcext:value-type="float">
            <text:p>R$716,81</text:p>
          </table:table-cell>
          <table:table-cell table:style-name="ce10" table:formula="of:=([.I47]/(1-[.$Q$7]))" office:value-type="float" office:value="744.280485014871" calcext:value-type="float">
            <text:p>R$744,28</text:p>
          </table:table-cell>
          <table:table-cell table:style-name="ce9" table:formula="of:=([.I47]/(1-[.$P$9]))" office:value-type="float" office:value="758.510142224295" calcext:value-type="float">
            <text:p>R$ 758,51</text:p>
          </table:table-cell>
          <table:table-cell table:style-name="ce9" table:formula="of:=[.I47]-[.H47]" office:value-type="float" office:value="185.9" calcext:value-type="float">
            <text:p>R$ 185,9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1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48]*2+[.D48]*2)*[.E48]/10000" office:value-type="float" office:value="2.1" calcext:value-type="float">
            <text:p>2,1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48]*[.$P$3])+[.$Q$3]+[.G48]" office:value-type="float" office:value="480.5" calcext:value-type="float">
            <text:p>R$480,50</text:p>
          </table:table-cell>
          <table:table-cell table:style-name="ce10" table:formula="of:=([.H48]+([.H48]*[.$Q$9]))" office:value-type="float" office:value="672.7" calcext:value-type="float">
            <text:p>R$672,70</text:p>
          </table:table-cell>
          <table:table-cell table:style-name="ce12" table:formula="of:=([.I48]/(1-[.$P$5]))" office:value-type="float" office:value="707.658321060383" calcext:value-type="float">
            <text:p>R$707,66</text:p>
          </table:table-cell>
          <table:table-cell table:style-name="ce10" table:formula="of:=([.I48]/(1-[.$Q$5]))" office:value-type="float" office:value="728.266753274873" calcext:value-type="float">
            <text:p>R$728,27</text:p>
          </table:table-cell>
          <table:table-cell table:style-name="ce10" table:formula="of:=([.I48]/(1-[.$P$7]))" office:value-type="float" office:value="741.103888950094" calcext:value-type="float">
            <text:p>R$741,10</text:p>
          </table:table-cell>
          <table:table-cell table:style-name="ce10" table:formula="of:=([.I48]/(1-[.$Q$7]))" office:value-type="float" office:value="769.503546099291" calcext:value-type="float">
            <text:p>R$769,50</text:p>
          </table:table-cell>
          <table:table-cell table:style-name="ce9" table:formula="of:=([.I48]/(1-[.$P$9]))" office:value-type="float" office:value="784.215434833294" calcext:value-type="float">
            <text:p>R$ 784,22</text:p>
          </table:table-cell>
          <table:table-cell table:style-name="ce9" table:formula="of:=[.I48]-[.H48]" office:value-type="float" office:value="192.2" calcext:value-type="float">
            <text:p>R$ 192,2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1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49]*2+[.D49]*2)*[.E49]/10000" office:value-type="float" office:value="2.25" calcext:value-type="float">
            <text:p>2,25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49]*[.$P$3])+[.$Q$3]+[.G49]" office:value-type="float" office:value="496.25" calcext:value-type="float">
            <text:p>R$496,25</text:p>
          </table:table-cell>
          <table:table-cell table:style-name="ce10" table:formula="of:=([.H49]+([.H49]*[.$Q$9]))" office:value-type="float" office:value="694.75" calcext:value-type="float">
            <text:p>R$694,75</text:p>
          </table:table-cell>
          <table:table-cell table:style-name="ce12" table:formula="of:=([.I49]/(1-[.$P$5]))" office:value-type="float" office:value="730.854197349043" calcext:value-type="float">
            <text:p>R$730,85</text:p>
          </table:table-cell>
          <table:table-cell table:style-name="ce10" table:formula="of:=([.I49]/(1-[.$Q$5]))" office:value-type="float" office:value="752.138140088773" calcext:value-type="float">
            <text:p>R$752,14</text:p>
          </table:table-cell>
          <table:table-cell table:style-name="ce10" table:formula="of:=([.I49]/(1-[.$P$7]))" office:value-type="float" office:value="765.396055965627" calcext:value-type="float">
            <text:p>R$765,40</text:p>
          </table:table-cell>
          <table:table-cell table:style-name="ce10" table:formula="of:=([.I49]/(1-[.$Q$7]))" office:value-type="float" office:value="794.726607183711" calcext:value-type="float">
            <text:p>R$794,73</text:p>
          </table:table-cell>
          <table:table-cell table:style-name="ce9" table:formula="of:=([.I49]/(1-[.$P$9]))" office:value-type="float" office:value="809.920727442294" calcext:value-type="float">
            <text:p>R$ 809,92</text:p>
          </table:table-cell>
          <table:table-cell table:style-name="ce9" table:formula="of:=[.I49]-[.H49]" office:value-type="float" office:value="198.5" calcext:value-type="float">
            <text:p>R$ 198,5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1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50]*2+[.D50]*2)*[.E50]/10000" office:value-type="float" office:value="2.4" calcext:value-type="float">
            <text:p>2,4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50]*[.$P$3])+[.$Q$3]+[.G50]" office:value-type="float" office:value="512" calcext:value-type="float">
            <text:p>R$512,00</text:p>
          </table:table-cell>
          <table:table-cell table:style-name="ce10" table:formula="of:=([.H50]+([.H50]*[.$Q$9]))" office:value-type="float" office:value="716.8" calcext:value-type="float">
            <text:p>R$716,80</text:p>
          </table:table-cell>
          <table:table-cell table:style-name="ce12" table:formula="of:=([.I50]/(1-[.$P$5]))" office:value-type="float" office:value="754.050073637702" calcext:value-type="float">
            <text:p>R$754,05</text:p>
          </table:table-cell>
          <table:table-cell table:style-name="ce10" table:formula="of:=([.I50]/(1-[.$Q$5]))" office:value-type="float" office:value="776.009526902674" calcext:value-type="float">
            <text:p>R$776,01</text:p>
          </table:table-cell>
          <table:table-cell table:style-name="ce10" table:formula="of:=([.I50]/(1-[.$P$7]))" office:value-type="float" office:value="789.688222981161" calcext:value-type="float">
            <text:p>R$789,69</text:p>
          </table:table-cell>
          <table:table-cell table:style-name="ce10" table:formula="of:=([.I50]/(1-[.$Q$7]))" office:value-type="float" office:value="819.949668268131" calcext:value-type="float">
            <text:p>R$819,95</text:p>
          </table:table-cell>
          <table:table-cell table:style-name="ce9" table:formula="of:=([.I50]/(1-[.$P$9]))" office:value-type="float" office:value="835.626020051294" calcext:value-type="float">
            <text:p>R$ 835,63</text:p>
          </table:table-cell>
          <table:table-cell table:style-name="ce9" table:formula="of:=[.I50]-[.H50]" office:value-type="float" office:value="204.8" calcext:value-type="float">
            <text:p>R$ 204,8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1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51]*2+[.D51]*2)*[.E51]/10000" office:value-type="float" office:value="2.55" calcext:value-type="float">
            <text:p>2,55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51]*[.$P$3])+[.$Q$3]+[.G51]" office:value-type="float" office:value="527.75" calcext:value-type="float">
            <text:p>R$527,75</text:p>
          </table:table-cell>
          <table:table-cell table:style-name="ce10" table:formula="of:=([.H51]+([.H51]*[.$Q$9]))" office:value-type="float" office:value="738.85" calcext:value-type="float">
            <text:p>R$738,85</text:p>
          </table:table-cell>
          <table:table-cell table:style-name="ce12" table:formula="of:=([.I51]/(1-[.$P$5]))" office:value-type="float" office:value="777.245949926362" calcext:value-type="float">
            <text:p>R$777,25</text:p>
          </table:table-cell>
          <table:table-cell table:style-name="ce10" table:formula="of:=([.I51]/(1-[.$Q$5]))" office:value-type="float" office:value="799.880913716575" calcext:value-type="float">
            <text:p>R$799,88</text:p>
          </table:table-cell>
          <table:table-cell table:style-name="ce10" table:formula="of:=([.I51]/(1-[.$P$7]))" office:value-type="float" office:value="813.980389996695" calcext:value-type="float">
            <text:p>R$813,98</text:p>
          </table:table-cell>
          <table:table-cell table:style-name="ce10" table:formula="of:=([.I51]/(1-[.$Q$7]))" office:value-type="float" office:value="845.172729352551" calcext:value-type="float">
            <text:p>R$845,17</text:p>
          </table:table-cell>
          <table:table-cell table:style-name="ce9" table:formula="of:=([.I51]/(1-[.$P$9]))" office:value-type="float" office:value="861.331312660294" calcext:value-type="float">
            <text:p>R$ 861,33</text:p>
          </table:table-cell>
          <table:table-cell table:style-name="ce9" table:formula="of:=[.I51]-[.H51]" office:value-type="float" office:value="211.1" calcext:value-type="float">
            <text:p>R$ 211,1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1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52]*2+[.D52]*2)*[.E52]/10000" office:value-type="float" office:value="2.7" calcext:value-type="float">
            <text:p>2,7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52]*[.$P$3])+[.$Q$3]+[.G52]" office:value-type="float" office:value="543.5" calcext:value-type="float">
            <text:p>R$543,50</text:p>
          </table:table-cell>
          <table:table-cell table:style-name="ce10" table:formula="of:=([.H52]+([.H52]*[.$Q$9]))" office:value-type="float" office:value="760.9" calcext:value-type="float">
            <text:p>R$760,90</text:p>
          </table:table-cell>
          <table:table-cell table:style-name="ce12" table:formula="of:=([.I52]/(1-[.$P$5]))" office:value-type="float" office:value="800.441826215022" calcext:value-type="float">
            <text:p>R$800,44</text:p>
          </table:table-cell>
          <table:table-cell table:style-name="ce10" table:formula="of:=([.I52]/(1-[.$Q$5]))" office:value-type="float" office:value="823.752300530475" calcext:value-type="float">
            <text:p>R$823,75</text:p>
          </table:table-cell>
          <table:table-cell table:style-name="ce10" table:formula="of:=([.I52]/(1-[.$P$7]))" office:value-type="float" office:value="838.272557012229" calcext:value-type="float">
            <text:p>R$838,27</text:p>
          </table:table-cell>
          <table:table-cell table:style-name="ce10" table:formula="of:=([.I52]/(1-[.$Q$7]))" office:value-type="float" office:value="870.395790436971" calcext:value-type="float">
            <text:p>R$870,40</text:p>
          </table:table-cell>
          <table:table-cell table:style-name="ce9" table:formula="of:=([.I52]/(1-[.$P$9]))" office:value-type="float" office:value="887.036605269294" calcext:value-type="float">
            <text:p>R$ 887,04</text:p>
          </table:table-cell>
          <table:table-cell table:style-name="ce9" table:formula="of:=[.I52]-[.H52]" office:value-type="float" office:value="217.4" calcext:value-type="float">
            <text:p>R$ 217,4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1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53]*2+[.D53]*2)*[.E53]/10000" office:value-type="float" office:value="2.85" calcext:value-type="float">
            <text:p>2,85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53]*[.$P$3])+[.$Q$3]+[.G53]" office:value-type="float" office:value="559.25" calcext:value-type="float">
            <text:p>R$559,25</text:p>
          </table:table-cell>
          <table:table-cell table:style-name="ce10" table:formula="of:=([.H53]+([.H53]*[.$Q$9]))" office:value-type="float" office:value="782.95" calcext:value-type="float">
            <text:p>R$782,95</text:p>
          </table:table-cell>
          <table:table-cell table:style-name="ce12" table:formula="of:=([.I53]/(1-[.$P$5]))" office:value-type="float" office:value="823.637702503682" calcext:value-type="float">
            <text:p>R$823,64</text:p>
          </table:table-cell>
          <table:table-cell table:style-name="ce10" table:formula="of:=([.I53]/(1-[.$Q$5]))" office:value-type="float" office:value="847.623687344376" calcext:value-type="float">
            <text:p>R$847,62</text:p>
          </table:table-cell>
          <table:table-cell table:style-name="ce10" table:formula="of:=([.I53]/(1-[.$P$7]))" office:value-type="float" office:value="862.564724027763" calcext:value-type="float">
            <text:p>R$862,56</text:p>
          </table:table-cell>
          <table:table-cell table:style-name="ce10" table:formula="of:=([.I53]/(1-[.$Q$7]))" office:value-type="float" office:value="895.618851521391" calcext:value-type="float">
            <text:p>R$895,62</text:p>
          </table:table-cell>
          <table:table-cell table:style-name="ce9" table:formula="of:=([.I53]/(1-[.$P$9]))" office:value-type="float" office:value="912.741897878293" calcext:value-type="float">
            <text:p>R$ 912,74</text:p>
          </table:table-cell>
          <table:table-cell table:style-name="ce9" table:formula="of:=[.I53]-[.H53]" office:value-type="float" office:value="223.7" calcext:value-type="float">
            <text:p>R$ 223,7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1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54]*2+[.D54]*2)*[.E54]/10000" office:value-type="float" office:value="3" calcext:value-type="float">
            <text:p>3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54]*[.$P$3])+[.$Q$3]+[.G54]" office:value-type="float" office:value="575" calcext:value-type="float">
            <text:p>R$575,00</text:p>
          </table:table-cell>
          <table:table-cell table:style-name="ce10" table:formula="of:=([.H54]+([.H54]*[.$Q$9]))" office:value-type="float" office:value="805" calcext:value-type="float">
            <text:p>R$805,00</text:p>
          </table:table-cell>
          <table:table-cell table:style-name="ce12" table:formula="of:=([.I54]/(1-[.$P$5]))" office:value-type="float" office:value="846.833578792342" calcext:value-type="float">
            <text:p>R$846,83</text:p>
          </table:table-cell>
          <table:table-cell table:style-name="ce10" table:formula="of:=([.I54]/(1-[.$Q$5]))" office:value-type="float" office:value="871.495074158277" calcext:value-type="float">
            <text:p>R$871,50</text:p>
          </table:table-cell>
          <table:table-cell table:style-name="ce10" table:formula="of:=([.I54]/(1-[.$P$7]))" office:value-type="float" office:value="886.856891043296" calcext:value-type="float">
            <text:p>R$886,86</text:p>
          </table:table-cell>
          <table:table-cell table:style-name="ce10" table:formula="of:=([.I54]/(1-[.$Q$7]))" office:value-type="float" office:value="920.841912605811" calcext:value-type="float">
            <text:p>R$920,84</text:p>
          </table:table-cell>
          <table:table-cell table:style-name="ce9" table:formula="of:=([.I54]/(1-[.$P$9]))" office:value-type="float" office:value="938.447190487293" calcext:value-type="float">
            <text:p>R$ 938,45</text:p>
          </table:table-cell>
          <table:table-cell table:style-name="ce9" table:formula="of:=[.I54]-[.H54]" office:value-type="float" office:value="230" calcext:value-type="float">
            <text:p>R$ 230,0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55]*2+[.D55]*2)*[.E55]/10000" office:value-type="float" office:value="3.15" calcext:value-type="float">
            <text:p>3,15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55]*[.$P$3])+[.$Q$3]+[.G55]" office:value-type="float" office:value="590.75" calcext:value-type="float">
            <text:p>R$590,75</text:p>
          </table:table-cell>
          <table:table-cell table:style-name="ce10" table:formula="of:=([.H55]+([.H55]*[.$Q$9]))" office:value-type="float" office:value="827.05" calcext:value-type="float">
            <text:p>R$827,05</text:p>
          </table:table-cell>
          <table:table-cell table:style-name="ce12" table:formula="of:=([.I55]/(1-[.$P$5]))" office:value-type="float" office:value="870.029455081001" calcext:value-type="float">
            <text:p>R$870,03</text:p>
          </table:table-cell>
          <table:table-cell table:style-name="ce10" table:formula="of:=([.I55]/(1-[.$Q$5]))" office:value-type="float" office:value="895.366460972177" calcext:value-type="float">
            <text:p>R$895,37</text:p>
          </table:table-cell>
          <table:table-cell table:style-name="ce10" table:formula="of:=([.I55]/(1-[.$P$7]))" office:value-type="float" office:value="911.14905805883" calcext:value-type="float">
            <text:p>R$911,15</text:p>
          </table:table-cell>
          <table:table-cell table:style-name="ce10" table:formula="of:=([.I55]/(1-[.$Q$7]))" office:value-type="float" office:value="946.064973690231" calcext:value-type="float">
            <text:p>R$946,06</text:p>
          </table:table-cell>
          <table:table-cell table:style-name="ce9" table:formula="of:=([.I55]/(1-[.$P$9]))" office:value-type="float" office:value="964.152483096293" calcext:value-type="float">
            <text:p>R$ 964,15</text:p>
          </table:table-cell>
          <table:table-cell table:style-name="ce9" table:formula="of:=[.I55]-[.H55]" office:value-type="float" office:value="236.3" calcext:value-type="float">
            <text:p>R$ 236,3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2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56]*2+[.D56]*2)*[.E56]/10000" office:value-type="float" office:value="3.3" calcext:value-type="float">
            <text:p>3,3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56]*[.$P$3])+[.$Q$3]+[.G56]" office:value-type="float" office:value="606.5" calcext:value-type="float">
            <text:p>R$606,50</text:p>
          </table:table-cell>
          <table:table-cell table:style-name="ce10" table:formula="of:=([.H56]+([.H56]*[.$Q$9]))" office:value-type="float" office:value="849.1" calcext:value-type="float">
            <text:p>R$849,10</text:p>
          </table:table-cell>
          <table:table-cell table:style-name="ce12" table:formula="of:=([.I56]/(1-[.$P$5]))" office:value-type="float" office:value="893.225331369661" calcext:value-type="float">
            <text:p>R$893,23</text:p>
          </table:table-cell>
          <table:table-cell table:style-name="ce10" table:formula="of:=([.I56]/(1-[.$Q$5]))" office:value-type="float" office:value="919.237847786078" calcext:value-type="float">
            <text:p>R$919,24</text:p>
          </table:table-cell>
          <table:table-cell table:style-name="ce10" table:formula="of:=([.I56]/(1-[.$P$7]))" office:value-type="float" office:value="935.441225074364" calcext:value-type="float">
            <text:p>R$935,44</text:p>
          </table:table-cell>
          <table:table-cell table:style-name="ce10" table:formula="of:=([.I56]/(1-[.$Q$7]))" office:value-type="float" office:value="971.288034774651" calcext:value-type="float">
            <text:p>R$971,29</text:p>
          </table:table-cell>
          <table:table-cell table:style-name="ce9" table:formula="of:=([.I56]/(1-[.$P$9]))" office:value-type="float" office:value="989.857775705293" calcext:value-type="float">
            <text:p>R$ 989,86</text:p>
          </table:table-cell>
          <table:table-cell table:style-name="ce9" table:formula="of:=[.I56]-[.H56]" office:value-type="float" office:value="242.6" calcext:value-type="float">
            <text:p>R$ 242,6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2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57]*2+[.D57]*2)*[.E57]/10000" office:value-type="float" office:value="3.45" calcext:value-type="float">
            <text:p>3,45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57]*[.$P$3])+[.$Q$3]+[.G57]" office:value-type="float" office:value="622.25" calcext:value-type="float">
            <text:p>R$622,25</text:p>
          </table:table-cell>
          <table:table-cell table:style-name="ce10" table:formula="of:=([.H57]+([.H57]*[.$Q$9]))" office:value-type="float" office:value="871.15" calcext:value-type="float">
            <text:p>R$871,15</text:p>
          </table:table-cell>
          <table:table-cell table:style-name="ce12" table:formula="of:=([.I57]/(1-[.$P$5]))" office:value-type="float" office:value="916.421207658321" calcext:value-type="float">
            <text:p>R$916,42</text:p>
          </table:table-cell>
          <table:table-cell table:style-name="ce10" table:formula="of:=([.I57]/(1-[.$Q$5]))" office:value-type="float" office:value="943.109234599978" calcext:value-type="float">
            <text:p>R$943,11</text:p>
          </table:table-cell>
          <table:table-cell table:style-name="ce10" table:formula="of:=([.I57]/(1-[.$P$7]))" office:value-type="float" office:value="959.733392089898" calcext:value-type="float">
            <text:p>R$959,73</text:p>
          </table:table-cell>
          <table:table-cell table:style-name="ce10" table:formula="of:=([.I57]/(1-[.$Q$7]))" office:value-type="float" office:value="996.511095859071" calcext:value-type="float">
            <text:p>R$996,51</text:p>
          </table:table-cell>
          <table:table-cell table:style-name="ce9" table:formula="of:=([.I57]/(1-[.$P$9]))" office:value-type="float" office:value="1015.56306831429" calcext:value-type="float">
            <text:p>R$ 1.015,56</text:p>
          </table:table-cell>
          <table:table-cell table:style-name="ce9" table:formula="of:=[.I57]-[.H57]" office:value-type="float" office:value="248.9" calcext:value-type="float">
            <text:p>R$ 248,9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2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58]*2+[.D58]*2)*[.E58]/10000" office:value-type="float" office:value="3.6" calcext:value-type="float">
            <text:p>3,6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58]*[.$P$3])+[.$Q$3]+[.G58]" office:value-type="float" office:value="638" calcext:value-type="float">
            <text:p>R$638,00</text:p>
          </table:table-cell>
          <table:table-cell table:style-name="ce10" table:formula="of:=([.H58]+([.H58]*[.$Q$9]))" office:value-type="float" office:value="893.2" calcext:value-type="float">
            <text:p>R$893,20</text:p>
          </table:table-cell>
          <table:table-cell table:style-name="ce12" table:formula="of:=([.I58]/(1-[.$P$5]))" office:value-type="float" office:value="939.617083946981" calcext:value-type="float">
            <text:p>R$939,62</text:p>
          </table:table-cell>
          <table:table-cell table:style-name="ce10" table:formula="of:=([.I58]/(1-[.$Q$5]))" office:value-type="float" office:value="966.980621413879" calcext:value-type="float">
            <text:p>R$966,98</text:p>
          </table:table-cell>
          <table:table-cell table:style-name="ce10" table:formula="of:=([.I58]/(1-[.$P$7]))" office:value-type="float" office:value="984.025559105431" calcext:value-type="float">
            <text:p>R$984,03</text:p>
          </table:table-cell>
          <table:table-cell table:style-name="ce10" table:formula="of:=([.I58]/(1-[.$Q$7]))" office:value-type="float" office:value="1021.73415694349" calcext:value-type="float">
            <text:p>R$1.021,73</text:p>
          </table:table-cell>
          <table:table-cell table:style-name="ce9" table:formula="of:=([.I58]/(1-[.$P$9]))" office:value-type="float" office:value="1041.26836092329" calcext:value-type="float">
            <text:p>R$ 1.041,27</text:p>
          </table:table-cell>
          <table:table-cell table:style-name="ce9" table:formula="of:=[.I58]-[.H58]" office:value-type="float" office:value="255.2" calcext:value-type="float">
            <text:p>R$ 255,2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2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59]*2+[.D59]*2)*[.E59]/10000" office:value-type="float" office:value="3.75" calcext:value-type="float">
            <text:p>3,75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59]*[.$P$3])+[.$Q$3]+[.G59]" office:value-type="float" office:value="653.75" calcext:value-type="float">
            <text:p>R$653,75</text:p>
          </table:table-cell>
          <table:table-cell table:style-name="ce10" table:formula="of:=([.H59]+([.H59]*[.$Q$9]))" office:value-type="float" office:value="915.25" calcext:value-type="float">
            <text:p>R$915,25</text:p>
          </table:table-cell>
          <table:table-cell table:style-name="ce12" table:formula="of:=([.I59]/(1-[.$P$5]))" office:value-type="float" office:value="962.812960235641" calcext:value-type="float">
            <text:p>R$962,81</text:p>
          </table:table-cell>
          <table:table-cell table:style-name="ce10" table:formula="of:=([.I59]/(1-[.$Q$5]))" office:value-type="float" office:value="990.85200822778" calcext:value-type="float">
            <text:p>R$990,85</text:p>
          </table:table-cell>
          <table:table-cell table:style-name="ce10" table:formula="of:=([.I59]/(1-[.$P$7]))" office:value-type="float" office:value="1008.31772612097" calcext:value-type="float">
            <text:p>R$1.008,32</text:p>
          </table:table-cell>
          <table:table-cell table:style-name="ce10" table:formula="of:=([.I59]/(1-[.$Q$7]))" office:value-type="float" office:value="1046.95721802791" calcext:value-type="float">
            <text:p>R$1.046,96</text:p>
          </table:table-cell>
          <table:table-cell table:style-name="ce9" table:formula="of:=([.I59]/(1-[.$P$9]))" office:value-type="float" office:value="1066.97365353229" calcext:value-type="float">
            <text:p>R$ 1.066,97</text:p>
          </table:table-cell>
          <table:table-cell table:style-name="ce9" table:formula="of:=[.I59]-[.H59]" office:value-type="float" office:value="261.5" calcext:value-type="float">
            <text:p>R$ 261,5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2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60]*2+[.D60]*2)*[.E60]/10000" office:value-type="float" office:value="3.9" calcext:value-type="float">
            <text:p>3,9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60]*[.$P$3])+[.$Q$3]+[.G60]" office:value-type="float" office:value="669.5" calcext:value-type="float">
            <text:p>R$669,50</text:p>
          </table:table-cell>
          <table:table-cell table:style-name="ce10" table:formula="of:=([.H60]+([.H60]*[.$Q$9]))" office:value-type="float" office:value="937.3" calcext:value-type="float">
            <text:p>R$937,30</text:p>
          </table:table-cell>
          <table:table-cell table:style-name="ce12" table:formula="of:=([.I60]/(1-[.$P$5]))" office:value-type="float" office:value="986.0088365243" calcext:value-type="float">
            <text:p>R$986,01</text:p>
          </table:table-cell>
          <table:table-cell table:style-name="ce10" table:formula="of:=([.I60]/(1-[.$Q$5]))" office:value-type="float" office:value="1014.72339504168" calcext:value-type="float">
            <text:p>R$1.014,72</text:p>
          </table:table-cell>
          <table:table-cell table:style-name="ce10" table:formula="of:=([.I60]/(1-[.$P$7]))" office:value-type="float" office:value="1032.6098931365" calcext:value-type="float">
            <text:p>R$1.032,61</text:p>
          </table:table-cell>
          <table:table-cell table:style-name="ce10" table:formula="of:=([.I60]/(1-[.$Q$7]))" office:value-type="float" office:value="1072.18027911233" calcext:value-type="float">
            <text:p>R$1.072,18</text:p>
          </table:table-cell>
          <table:table-cell table:style-name="ce9" table:formula="of:=([.I60]/(1-[.$P$9]))" office:value-type="float" office:value="1092.67894614129" calcext:value-type="float">
            <text:p>R$ 1.092,68</text:p>
          </table:table-cell>
          <table:table-cell table:style-name="ce9" table:formula="of:=[.I60]-[.H60]" office:value-type="float" office:value="267.8" calcext:value-type="float">
            <text:p>R$ 267,8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2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61]*2+[.D61]*2)*[.E61]/10000" office:value-type="float" office:value="4.05" calcext:value-type="float">
            <text:p>4,05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61]*[.$P$3])+[.$Q$3]+[.G61]" office:value-type="float" office:value="685.25" calcext:value-type="float">
            <text:p>R$685,25</text:p>
          </table:table-cell>
          <table:table-cell table:style-name="ce10" table:formula="of:=([.H61]+([.H61]*[.$Q$9]))" office:value-type="float" office:value="959.35" calcext:value-type="float">
            <text:p>R$959,35</text:p>
          </table:table-cell>
          <table:table-cell table:style-name="ce12" table:formula="of:=([.I61]/(1-[.$P$5]))" office:value-type="float" office:value="1009.20471281296" calcext:value-type="float">
            <text:p>R$1.009,20</text:p>
          </table:table-cell>
          <table:table-cell table:style-name="ce10" table:formula="of:=([.I61]/(1-[.$Q$5]))" office:value-type="float" office:value="1038.59478185558" calcext:value-type="float">
            <text:p>R$1.038,59</text:p>
          </table:table-cell>
          <table:table-cell table:style-name="ce10" table:formula="of:=([.I61]/(1-[.$P$7]))" office:value-type="float" office:value="1056.90206015203" calcext:value-type="float">
            <text:p>R$1.056,90</text:p>
          </table:table-cell>
          <table:table-cell table:style-name="ce10" table:formula="of:=([.I61]/(1-[.$Q$7]))" office:value-type="float" office:value="1097.40334019675" calcext:value-type="float">
            <text:p>R$1.097,40</text:p>
          </table:table-cell>
          <table:table-cell table:style-name="ce9" table:formula="of:=([.I61]/(1-[.$P$9]))" office:value-type="float" office:value="1118.38423875029" calcext:value-type="float">
            <text:p>R$ 1.118,38</text:p>
          </table:table-cell>
          <table:table-cell table:style-name="ce9" table:formula="of:=[.I61]-[.H61]" office:value-type="float" office:value="274.1" calcext:value-type="float">
            <text:p>R$ 274,1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27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62]*2+[.D62]*2)*[.E62]/10000" office:value-type="float" office:value="4.2" calcext:value-type="float">
            <text:p>4,2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62]*[.$P$3])+[.$Q$3]+[.G62]" office:value-type="float" office:value="701" calcext:value-type="float">
            <text:p>R$701,00</text:p>
          </table:table-cell>
          <table:table-cell table:style-name="ce10" table:formula="of:=([.H62]+([.H62]*[.$Q$9]))" office:value-type="float" office:value="981.4" calcext:value-type="float">
            <text:p>R$981,40</text:p>
          </table:table-cell>
          <table:table-cell table:style-name="ce12" table:formula="of:=([.I62]/(1-[.$P$5]))" office:value-type="float" office:value="1032.40058910162" calcext:value-type="float">
            <text:p>R$1.032,40</text:p>
          </table:table-cell>
          <table:table-cell table:style-name="ce10" table:formula="of:=([.I62]/(1-[.$Q$5]))" office:value-type="float" office:value="1062.46616866948" calcext:value-type="float">
            <text:p>R$1.062,47</text:p>
          </table:table-cell>
          <table:table-cell table:style-name="ce10" table:formula="of:=([.I62]/(1-[.$P$7]))" office:value-type="float" office:value="1081.19422716757" calcext:value-type="float">
            <text:p>R$1.081,19</text:p>
          </table:table-cell>
          <table:table-cell table:style-name="ce10" table:formula="of:=([.I62]/(1-[.$Q$7]))" office:value-type="float" office:value="1122.62640128117" calcext:value-type="float">
            <text:p>R$1.122,63</text:p>
          </table:table-cell>
          <table:table-cell table:style-name="ce9" table:formula="of:=([.I62]/(1-[.$P$9]))" office:value-type="float" office:value="1144.08953135929" calcext:value-type="float">
            <text:p>R$ 1.144,09</text:p>
          </table:table-cell>
          <table:table-cell table:style-name="ce9" table:formula="of:=[.I62]-[.H62]" office:value-type="float" office:value="280.4" calcext:value-type="float">
            <text:p>R$ 280,4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2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63]*2+[.D63]*2)*[.E63]/10000" office:value-type="float" office:value="4.35" calcext:value-type="float">
            <text:p>4,35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63]*[.$P$3])+[.$Q$3]+[.G63]" office:value-type="float" office:value="716.75" calcext:value-type="float">
            <text:p>R$716,75</text:p>
          </table:table-cell>
          <table:table-cell table:style-name="ce10" table:formula="of:=([.H63]+([.H63]*[.$Q$9]))" office:value-type="float" office:value="1003.45" calcext:value-type="float">
            <text:p>R$1.003,45</text:p>
          </table:table-cell>
          <table:table-cell table:style-name="ce12" table:formula="of:=([.I63]/(1-[.$P$5]))" office:value-type="float" office:value="1055.59646539028" calcext:value-type="float">
            <text:p>R$1.055,60</text:p>
          </table:table-cell>
          <table:table-cell table:style-name="ce10" table:formula="of:=([.I63]/(1-[.$Q$5]))" office:value-type="float" office:value="1086.33755548338" calcext:value-type="float">
            <text:p>R$1.086,34</text:p>
          </table:table-cell>
          <table:table-cell table:style-name="ce10" table:formula="of:=([.I63]/(1-[.$P$7]))" office:value-type="float" office:value="1105.4863941831" calcext:value-type="float">
            <text:p>R$1.105,49</text:p>
          </table:table-cell>
          <table:table-cell table:style-name="ce10" table:formula="of:=([.I63]/(1-[.$Q$7]))" office:value-type="float" office:value="1147.84946236559" calcext:value-type="float">
            <text:p>R$1.147,85</text:p>
          </table:table-cell>
          <table:table-cell table:style-name="ce9" table:formula="of:=([.I63]/(1-[.$P$9]))" office:value-type="float" office:value="1169.79482396829" calcext:value-type="float">
            <text:p>R$ 1.169,79</text:p>
          </table:table-cell>
          <table:table-cell table:style-name="ce9" table:formula="of:=[.I63]-[.H63]" office:value-type="float" office:value="286.7" calcext:value-type="float">
            <text:p>R$ 286,7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2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64]*2+[.D64]*2)*[.E64]/10000" office:value-type="float" office:value="4.5" calcext:value-type="float">
            <text:p>4,5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64]*[.$P$3])+[.$Q$3]+[.G64]" office:value-type="float" office:value="732.5" calcext:value-type="float">
            <text:p>R$732,50</text:p>
          </table:table-cell>
          <table:table-cell table:style-name="ce10" table:formula="of:=([.H64]+([.H64]*[.$Q$9]))" office:value-type="float" office:value="1025.5" calcext:value-type="float">
            <text:p>R$1.025,50</text:p>
          </table:table-cell>
          <table:table-cell table:style-name="ce12" table:formula="of:=([.I64]/(1-[.$P$5]))" office:value-type="float" office:value="1078.79234167894" calcext:value-type="float">
            <text:p>R$1.078,79</text:p>
          </table:table-cell>
          <table:table-cell table:style-name="ce10" table:formula="of:=([.I64]/(1-[.$Q$5]))" office:value-type="float" office:value="1110.20894229728" calcext:value-type="float">
            <text:p>R$1.110,21</text:p>
          </table:table-cell>
          <table:table-cell table:style-name="ce10" table:formula="of:=([.I64]/(1-[.$P$7]))" office:value-type="float" office:value="1129.77856119863" calcext:value-type="float">
            <text:p>R$1.129,78</text:p>
          </table:table-cell>
          <table:table-cell table:style-name="ce10" table:formula="of:=([.I64]/(1-[.$Q$7]))" office:value-type="float" office:value="1173.07252345001" calcext:value-type="float">
            <text:p>R$1.173,07</text:p>
          </table:table-cell>
          <table:table-cell table:style-name="ce9" table:formula="of:=([.I64]/(1-[.$P$9]))" office:value-type="float" office:value="1195.50011657729" calcext:value-type="float">
            <text:p>R$ 1.195,50</text:p>
          </table:table-cell>
          <table:table-cell table:style-name="ce9" table:formula="of:=[.I64]-[.H64]" office:value-type="float" office:value="293" calcext:value-type="float">
            <text:p>R$ 293,0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3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65]*2+[.D65]*2)*[.E65]/10000" office:value-type="float" office:value="4.65" calcext:value-type="float">
            <text:p>4,65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65]*[.$P$3])+[.$Q$3]+[.G65]" office:value-type="float" office:value="748.25" calcext:value-type="float">
            <text:p>R$748,25</text:p>
          </table:table-cell>
          <table:table-cell table:style-name="ce10" table:formula="of:=([.H65]+([.H65]*[.$Q$9]))" office:value-type="float" office:value="1047.55" calcext:value-type="float">
            <text:p>R$1.047,55</text:p>
          </table:table-cell>
          <table:table-cell table:style-name="ce12" table:formula="of:=([.I65]/(1-[.$P$5]))" office:value-type="float" office:value="1101.9882179676" calcext:value-type="float">
            <text:p>R$1.101,99</text:p>
          </table:table-cell>
          <table:table-cell table:style-name="ce10" table:formula="of:=([.I65]/(1-[.$Q$5]))" office:value-type="float" office:value="1134.08032911118" calcext:value-type="float">
            <text:p>R$1.134,08</text:p>
          </table:table-cell>
          <table:table-cell table:style-name="ce10" table:formula="of:=([.I65]/(1-[.$P$7]))" office:value-type="float" office:value="1154.07072821417" calcext:value-type="float">
            <text:p>R$1.154,07</text:p>
          </table:table-cell>
          <table:table-cell table:style-name="ce10" table:formula="of:=([.I65]/(1-[.$Q$7]))" office:value-type="float" office:value="1198.29558453443" calcext:value-type="float">
            <text:p>R$1.198,30</text:p>
          </table:table-cell>
          <table:table-cell table:style-name="ce9" table:formula="of:=([.I65]/(1-[.$P$9]))" office:value-type="float" office:value="1221.20540918629" calcext:value-type="float">
            <text:p>R$ 1.221,21</text:p>
          </table:table-cell>
          <table:table-cell table:style-name="ce9" table:formula="of:=[.I65]-[.H65]" office:value-type="float" office:value="299.3" calcext:value-type="float">
            <text:p>R$ 299,30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3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([.C66]*2+[.D66]*2)*[.E66]/10000" office:value-type="float" office:value="4.8" calcext:value-type="float">
            <text:p>4,8</text:p>
          </table:table-cell>
          <table:table-cell table:style-name="ce9" office:value-type="float" office:value="140" calcext:value-type="float">
            <text:p>R$ 140,00</text:p>
          </table:table-cell>
          <table:table-cell table:style-name="ce10" table:formula="of:=([.F66]*[.$P$3])+[.$Q$3]+[.G66]" office:value-type="float" office:value="764" calcext:value-type="float">
            <text:p>R$764,00</text:p>
          </table:table-cell>
          <table:table-cell table:style-name="ce10" table:formula="of:=([.H66]+([.H66]*[.$Q$9]))" office:value-type="float" office:value="1069.6" calcext:value-type="float">
            <text:p>R$1.069,60</text:p>
          </table:table-cell>
          <table:table-cell table:style-name="ce12" table:formula="of:=([.I66]/(1-[.$P$5]))" office:value-type="float" office:value="1125.18409425626" calcext:value-type="float">
            <text:p>R$1.125,18</text:p>
          </table:table-cell>
          <table:table-cell table:style-name="ce10" table:formula="of:=([.I66]/(1-[.$Q$5]))" office:value-type="float" office:value="1157.95171592508" calcext:value-type="float">
            <text:p>R$1.157,95</text:p>
          </table:table-cell>
          <table:table-cell table:style-name="ce10" table:formula="of:=([.I66]/(1-[.$P$7]))" office:value-type="float" office:value="1178.3628952297" calcext:value-type="float">
            <text:p>R$1.178,36</text:p>
          </table:table-cell>
          <table:table-cell table:style-name="ce10" table:formula="of:=([.I66]/(1-[.$Q$7]))" office:value-type="float" office:value="1223.51864561885" calcext:value-type="float">
            <text:p>R$1.223,52</text:p>
          </table:table-cell>
          <table:table-cell table:style-name="ce9" table:formula="of:=([.I66]/(1-[.$P$9]))" office:value-type="float" office:value="1246.91070179529" calcext:value-type="float">
            <text:p>R$ 1.246,91</text:p>
          </table:table-cell>
          <table:table-cell table:style-name="ce9" table:formula="of:=[.I66]-[.H66]" office:value-type="float" office:value="305.6" calcext:value-type="float">
            <text:p>R$ 305,60</text:p>
          </table:table-cell>
          <table:table-cell/>
          <table:table-cell table:style-name="ce5"/>
          <table:table-cell table:number-columns-repeated="100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31">
      <number:text>R$</number:text>
      <number:number number:decimal-places="2" number:min-decimal-places="2" number:min-integer-digits="1" number:grouping="true"/>
    </number:number-style>
    <number:number-style style:name="N130">
      <number:text>R$ </number:text>
      <number:number number:decimal-places="2" number:min-decimal-places="2" number:min-integer-digits="1" number:grouping="true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color" style:display-name="PageStyle_Incol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deFumê" style:display-name="PageStyle_VerdeFumê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2-05-31T13:41:35.097920770</dc:date>
    <meta:generator>LibreOffice/7.3.3.2$Linux_X86_64 LibreOffice_project/4985bca6212b77bf8c7a86bceeb2084ec86f4b6b</meta:generator>
    <meta:editing-duration>PT3M8S</meta:editing-duration>
    <meta:editing-cycles>1</meta:editing-cycles>
    <meta:document-statistic meta:table-count="2" meta:cell-count="1252" meta:object-count="0"/>
    <meta:user-defined meta:name="AppVersion">16.0300</meta:user-defined>
  </office:meta>
</office:document-meta>
</file>